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900000281A916DCCD66B69E0B.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officeooo:rsid="006d3e2e" officeooo:paragraph-rsid="006d3e2e"/>
    </style:style>
    <style:style style:name="P24"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5" style:family="paragraph" style:parent-style-name="Standard">
      <style:text-properties style:font-name="Liberation Serif" fo:font-weight="bold" officeooo:rsid="001c7130" officeooo:paragraph-rsid="00578639" style:font-weight-asian="bold" style:font-weight-complex="bold"/>
    </style:style>
    <style:style style:name="P26" style:family="paragraph" style:parent-style-name="Standard">
      <style:text-properties style:font-name="Liberation Serif" fo:font-weight="bold" officeooo:rsid="006643c9" officeooo:paragraph-rsid="006643c9" style:font-weight-asian="bold" style:font-weight-complex="bold"/>
    </style:style>
    <style:style style:name="P27" style:family="paragraph" style:parent-style-name="Standard">
      <style:text-properties style:font-name="Liberation Serif" fo:font-weight="bold" officeooo:rsid="00862dc6" officeooo:paragraph-rsid="00862dc6" style:font-weight-asian="bold" style:font-weight-complex="bold"/>
    </style:style>
    <style:style style:name="P28"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9" style:family="paragraph" style:parent-style-name="Standard">
      <style:text-properties style:font-name="Liberation Serif" fo:font-weight="bold" officeooo:rsid="00862dc6" officeooo:paragraph-rsid="0091ae2b" style:font-weight-asian="bold" style:font-weight-complex="bold"/>
    </style:style>
    <style:style style:name="P30" style:family="paragraph" style:parent-style-name="Standard">
      <style:text-properties style:font-name="Liberation Serif" fo:font-weight="bold" officeooo:rsid="00578639" officeooo:paragraph-rsid="00578639" style:font-weight-asian="bold" style:font-weight-complex="bold"/>
    </style:style>
    <style:style style:name="P31" style:family="paragraph" style:parent-style-name="Standard">
      <style:text-properties style:font-name="Liberation Serif" fo:font-weight="bold" officeooo:rsid="00578639" officeooo:paragraph-rsid="01402a02"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0d32443" officeooo:paragraph-rsid="010520d5"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0"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1"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4"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5"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6"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8"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79" style:family="paragraph" style:parent-style-name="Standard">
      <style:text-properties style:font-name="Liberation Serif" officeooo:rsid="001bffb7" officeooo:paragraph-rsid="001bffb7"/>
    </style:style>
    <style:style style:name="P80" style:family="paragraph" style:parent-style-name="Standard">
      <style:text-properties style:font-name="Liberation Serif" officeooo:rsid="001bffb7" officeooo:paragraph-rsid="00578639"/>
    </style:style>
    <style:style style:name="P81" style:family="paragraph" style:parent-style-name="Standard">
      <style:text-properties style:font-name="Liberation Serif" officeooo:rsid="001c7130" officeooo:paragraph-rsid="00578639"/>
    </style:style>
    <style:style style:name="P82" style:family="paragraph" style:parent-style-name="Standard">
      <style:text-properties style:font-name="Liberation Serif" officeooo:rsid="00578639" officeooo:paragraph-rsid="00578639"/>
    </style:style>
    <style:style style:name="P83" style:family="paragraph" style:parent-style-name="Standard">
      <style:paragraph-properties fo:break-before="page"/>
      <style:text-properties style:font-name="Liberation Serif" officeooo:rsid="00578639" officeooo:paragraph-rsid="00578639"/>
    </style:style>
    <style:style style:name="P84" style:family="paragraph" style:parent-style-name="Standard">
      <style:text-properties style:font-name="Liberation Serif" officeooo:rsid="003c0796" officeooo:paragraph-rsid="00578639"/>
    </style:style>
    <style:style style:name="P85" style:family="paragraph" style:parent-style-name="Standard">
      <style:text-properties style:font-name="Liberation Serif" officeooo:rsid="005e3cb1" officeooo:paragraph-rsid="005edaf1"/>
    </style:style>
    <style:style style:name="P86" style:family="paragraph" style:parent-style-name="Standard">
      <style:text-properties style:font-name="Liberation Serif" officeooo:rsid="005e3cb1" officeooo:paragraph-rsid="006082dd"/>
    </style:style>
    <style:style style:name="P87" style:family="paragraph" style:parent-style-name="Standard">
      <style:text-properties style:font-name="Liberation Serif" officeooo:rsid="005e3cb1" officeooo:paragraph-rsid="007cca42"/>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1d56a76" officeooo:paragraph-rsid="01d56a76" style:font-weight-asian="normal" style:font-weight-complex="normal"/>
    </style:style>
    <style:style style:name="P155" style:family="paragraph" style:parent-style-name="Standard">
      <style:text-properties style:font-name="Liberation Serif" fo:font-weight="normal" officeooo:rsid="0079ac8c" officeooo:paragraph-rsid="01a13847"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66895f" officeooo:paragraph-rsid="010520d5" style:font-weight-asian="normal" style:font-weight-complex="normal"/>
    </style:style>
    <style:style style:name="P159" style:family="paragraph" style:parent-style-name="Standard">
      <style:text-properties style:font-name="Liberation Serif" fo:font-weight="normal" officeooo:rsid="00fd2d38" officeooo:paragraph-rsid="01402a02"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style:font-name="Liberation Serif" officeooo:rsid="004d09ee" officeooo:paragraph-rsid="00578639"/>
    </style:style>
    <style:style style:name="P187" style:family="paragraph" style:parent-style-name="Standard">
      <style:text-properties officeooo:paragraph-rsid="00578639"/>
    </style:style>
    <style:style style:name="P188" style:family="paragraph" style:parent-style-name="Standard">
      <style:paragraph-properties fo:text-align="center" style:justify-single-word="false"/>
      <style:text-properties fo:font-size="20pt" officeooo:paragraph-rsid="001b8bed" style:font-size-asian="20pt" style:font-size-complex="20pt"/>
    </style:style>
    <style:style style:name="P189" style:family="paragraph" style:parent-style-name="Standard">
      <style:text-properties officeooo:paragraph-rsid="0067a85c"/>
    </style:style>
    <style:style style:name="P190" style:family="paragraph" style:parent-style-name="Standard">
      <style:text-properties officeooo:paragraph-rsid="007cca42"/>
    </style:style>
    <style:style style:name="P191" style:family="paragraph" style:parent-style-name="Standard">
      <style:text-properties fo:font-weight="bold" officeooo:rsid="00862dc6" officeooo:paragraph-rsid="00862dc6" style:font-weight-asian="bold" style:font-weight-complex="bold"/>
    </style:style>
    <style:style style:name="P192" style:family="paragraph" style:parent-style-name="Standard">
      <style:text-properties fo:font-weight="bold" officeooo:rsid="0191fb06" officeooo:paragraph-rsid="0191fb06" style:font-weight-asian="bold" style:font-weight-complex="bold"/>
    </style:style>
    <style:style style:name="P193" style:family="paragraph" style:parent-style-name="Standard">
      <style:text-properties officeooo:paragraph-rsid="00b82095"/>
    </style:style>
    <style:style style:name="P194" style:family="paragraph" style:parent-style-name="Standard">
      <style:text-properties officeooo:paragraph-rsid="00d29535"/>
    </style:style>
    <style:style style:name="P195" style:family="paragraph" style:parent-style-name="Standard">
      <style:text-properties officeooo:paragraph-rsid="00eec923"/>
    </style:style>
    <style:style style:name="P196" style:family="paragraph" style:parent-style-name="Standard">
      <style:text-properties officeooo:paragraph-rsid="00a8f047"/>
    </style:style>
    <style:style style:name="P197" style:family="paragraph" style:parent-style-name="Standard">
      <style:paragraph-properties fo:text-align="start" style:justify-single-word="false"/>
      <style:text-properties officeooo:rsid="012c96e9" officeooo:paragraph-rsid="012d7100"/>
    </style:style>
    <style:style style:name="P198" style:family="paragraph" style:parent-style-name="Standard">
      <style:text-properties fo:font-style="normal" officeooo:rsid="014454ec" officeooo:paragraph-rsid="014454ec" style:font-style-asian="normal" style:font-style-complex="normal"/>
    </style:style>
    <style:style style:name="P199" style:family="paragraph" style:parent-style-name="Standard">
      <style:paragraph-properties fo:break-before="column"/>
      <style:text-properties officeooo:paragraph-rsid="014454ec"/>
    </style:style>
    <style:style style:name="P200" style:family="paragraph" style:parent-style-name="Standard">
      <style:text-properties officeooo:paragraph-rsid="0163e07a"/>
    </style:style>
    <style:style style:name="P201" style:family="paragraph" style:parent-style-name="Standard">
      <style:text-properties officeooo:rsid="001a3f46" officeooo:paragraph-rsid="018fcd5e"/>
    </style:style>
    <style:style style:name="P202" style:family="paragraph" style:parent-style-name="Standard">
      <style:paragraph-properties fo:break-before="page"/>
      <style:text-properties officeooo:paragraph-rsid="01a13847"/>
    </style:style>
    <style:style style:name="P203" style:family="paragraph" style:parent-style-name="Standard">
      <style:text-properties officeooo:paragraph-rsid="01d56a76"/>
    </style:style>
    <style:style style:name="P204" style:family="paragraph" style:parent-style-name="Standard">
      <style:text-properties officeooo:paragraph-rsid="01e7fb83"/>
    </style:style>
    <style:style style:name="P205" style:family="paragraph" style:parent-style-name="Heading_20_1">
      <style:paragraph-properties fo:break-before="page"/>
    </style:style>
    <style:style style:name="P206" style:family="paragraph" style:parent-style-name="Heading_20_1">
      <style:text-properties officeooo:paragraph-rsid="02359aea"/>
    </style:style>
    <style:style style:name="P207" style:family="paragraph" style:parent-style-name="Standard">
      <style:text-properties officeooo:paragraph-rsid="005835ab"/>
    </style:style>
    <style:style style:name="P208" style:family="paragraph" style:parent-style-name="Heading_20_4">
      <style:paragraph-properties>
        <style:tab-stops>
          <style:tab-stop style:position="18.479cm" style:type="right" style:leader-style="dotted" style:leader-text="."/>
        </style:tab-stops>
      </style:paragraph-properties>
    </style:style>
    <style:style style:name="P209" style:family="paragraph" style:parent-style-name="Heading_20_5">
      <style:paragraph-properties>
        <style:tab-stops>
          <style:tab-stop style:position="18.479cm" style:type="right"/>
        </style:tab-stops>
      </style:paragraph-properties>
    </style:style>
    <style:style style:name="P210" style:family="paragraph" style:parent-style-name="Heading_20_6">
      <style:paragraph-properties>
        <style:tab-stops>
          <style:tab-stop style:position="18.479cm" style:type="right"/>
        </style:tab-stops>
      </style:paragraph-properties>
    </style:style>
    <style:style style:name="P211" style:family="paragraph" style:parent-style-name="Heading_20_2" style:list-style-name="L4"/>
    <style:style style:name="P212" style:family="paragraph" style:parent-style-name="Heading_20_2" style:list-style-name="L14"/>
    <style:style style:name="P213" style:family="paragraph" style:parent-style-name="Heading_20_2" style:list-style-name="L22"/>
    <style:style style:name="P214" style:family="paragraph" style:parent-style-name="Heading_20_2" style:list-style-name="L22">
      <style:text-properties officeooo:paragraph-rsid="024d6b97"/>
    </style:style>
    <style:style style:name="P215" style:family="paragraph" style:parent-style-name="Heading_20_3" style:list-style-name="L5"/>
    <style:style style:name="P216" style:family="paragraph" style:parent-style-name="Heading_20_3" style:list-style-name="L5">
      <style:text-properties style:font-name="Liberation Serif" officeooo:rsid="0147a9a3"/>
    </style:style>
    <style:style style:name="P217" style:family="paragraph" style:parent-style-name="Heading_20_3" style:list-style-name="L5">
      <style:text-properties style:font-name="Liberation Serif" fo:font-weight="bold" officeooo:rsid="006643c9" style:font-weight-asian="bold" style:font-weight-complex="bold"/>
    </style:style>
    <style:style style:name="P218" style:family="paragraph" style:parent-style-name="Heading_20_3" style:list-style-name="L18"/>
    <style:style style:name="P219" style:family="paragraph" style:parent-style-name="Heading_20_4">
      <style:paragraph-properties>
        <style:tab-stops>
          <style:tab-stop style:position="18.479cm" style:type="right" style:leader-style="dotted" style:leader-text="."/>
        </style:tab-stops>
      </style:paragraph-properties>
    </style:style>
    <style:style style:name="P220" style:family="paragraph" style:parent-style-name="Heading_20_5">
      <style:paragraph-properties>
        <style:tab-stops>
          <style:tab-stop style:position="18.479cm" style:type="right"/>
        </style:tab-stops>
      </style:paragraph-properties>
    </style:style>
    <style:style style:name="P221" style:family="paragraph" style:parent-style-name="Heading_20_5">
      <style:paragraph-properties>
        <style:tab-stops>
          <style:tab-stop style:position="18.479cm" style:type="right" style:leader-style="dotted" style:leader-text="."/>
        </style:tab-stops>
      </style:paragraph-properties>
    </style:style>
    <style:style style:name="P222" style:family="paragraph" style:parent-style-name="Heading_20_6">
      <style:paragraph-properties>
        <style:tab-stops>
          <style:tab-stop style:position="18.479cm" style:type="right"/>
        </style:tab-stops>
      </style:paragraph-properties>
    </style:style>
    <style:style style:name="P223" style:family="paragraph" style:parent-style-name="Heading_20_6">
      <style:paragraph-properties>
        <style:tab-stops>
          <style:tab-stop style:position="18.479cm" style:type="right" style:leader-style="dotted" style:leader-text="."/>
        </style:tab-stops>
      </style:paragraph-properties>
    </style:style>
    <style:style style:name="P224" style:family="paragraph" style:parent-style-name="Standard" style:list-style-name="L1">
      <style:text-properties officeooo:paragraph-rsid="009d4ec2"/>
    </style:style>
    <style:style style:name="P225" style:family="paragraph" style:parent-style-name="Standard" style:list-style-name="L1">
      <style:text-properties style:font-name="Liberation Serif" officeooo:rsid="009ca642" officeooo:paragraph-rsid="01356001"/>
    </style:style>
    <style:style style:name="P226" style:family="paragraph" style:parent-style-name="Standard" style:list-style-name="L6">
      <style:text-properties style:font-name="Liberation Serif" officeooo:rsid="009ca642" officeooo:paragraph-rsid="01402a02"/>
    </style:style>
    <style:style style:name="P227" style:family="paragraph" style:parent-style-name="Standard" style:list-style-name="L1">
      <style:text-properties style:font-name="Liberation Serif" officeooo:rsid="01356001" officeooo:paragraph-rsid="01356001"/>
    </style:style>
    <style:style style:name="P228" style:family="paragraph" style:parent-style-name="Standard" style:list-style-name="L6">
      <style:text-properties style:font-name="Liberation Serif" officeooo:rsid="01356001" officeooo:paragraph-rsid="01402a02"/>
    </style:style>
    <style:style style:name="P229" style:family="paragraph" style:parent-style-name="Standard" style:list-style-name="L1">
      <style:text-properties style:font-name="Liberation Serif" officeooo:rsid="009d4ec2" officeooo:paragraph-rsid="009d4ec2"/>
    </style:style>
    <style:style style:name="P230" style:family="paragraph" style:parent-style-name="Standard" style:list-style-name="L1">
      <style:text-properties style:font-name="Liberation Serif" officeooo:rsid="009ec10b" officeooo:paragraph-rsid="009ec10b"/>
    </style:style>
    <style:style style:name="P231" style:family="paragraph" style:parent-style-name="Standard" style:list-style-name="L6">
      <style:text-properties style:font-name="Liberation Serif" officeooo:rsid="01402a02" officeooo:paragraph-rsid="01402a02"/>
    </style:style>
    <style:style style:name="P232"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3"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4" style:family="paragraph" style:parent-style-name="Standard" style:list-style-name="L5">
      <style:text-properties style:font-name="Liberation Serif" fo:font-weight="bold" officeooo:rsid="004c0dd4" officeooo:paragraph-rsid="00578639" style:font-weight-asian="bold" style:font-weight-complex="bold"/>
    </style:style>
    <style:style style:name="P235" style:family="paragraph" style:parent-style-name="Standard" style:list-style-name="L10">
      <style:text-properties style:font-name="Liberation Serif" fo:font-weight="bold" officeooo:rsid="015188a5" officeooo:paragraph-rsid="015188a5" style:font-weight-asian="bold" style:font-weight-complex="bold"/>
    </style:style>
    <style:style style:name="P236" style:family="paragraph" style:parent-style-name="Standard" style:list-style-name="L19">
      <style:text-properties style:font-name="Liberation Serif" fo:font-weight="bold" officeooo:rsid="019d467d" officeooo:paragraph-rsid="019d467d" style:font-weight-asian="bold" style:font-weight-complex="bold"/>
    </style:style>
    <style:style style:name="P237" style:family="paragraph" style:parent-style-name="Standard" style:list-style-name="L19">
      <style:text-properties style:font-name="Liberation Serif" fo:font-weight="bold" officeooo:rsid="019d467d" officeooo:paragraph-rsid="019ebac2" style:font-weight-asian="bold" style:font-weight-complex="bold"/>
    </style:style>
    <style:style style:name="P238" style:family="paragraph" style:parent-style-name="Standard" style:list-style-name="L19">
      <style:text-properties style:font-name="Liberation Serif" fo:font-weight="bold" officeooo:rsid="019fd69f" officeooo:paragraph-rsid="019fd69f" style:font-weight-asian="bold" style:font-weight-complex="bold"/>
    </style:style>
    <style:style style:name="P239" style:family="paragraph" style:parent-style-name="Standard" style:list-style-name="L20">
      <style:text-properties style:font-name="Liberation Serif" fo:font-weight="bold" officeooo:rsid="00787503" officeooo:paragraph-rsid="00787503" style:font-weight-asian="bold" style:font-weight-complex="bold"/>
    </style:style>
    <style:style style:name="P240" style:family="paragraph" style:parent-style-name="Standard" style:list-style-name="L14">
      <style:text-properties style:font-name="Liberation Serif" fo:font-weight="bold" officeooo:rsid="00e2fa7a" officeooo:paragraph-rsid="00e2fa7a" style:font-weight-asian="bold" style:font-weight-complex="bold"/>
    </style:style>
    <style:style style:name="P241" style:family="paragraph" style:parent-style-name="Standard" style:list-style-name="L7">
      <style:text-properties style:font-name="Liberation Serif" officeooo:rsid="004c0dd4" officeooo:paragraph-rsid="00578639"/>
    </style:style>
    <style:style style:name="P242" style:family="paragraph" style:parent-style-name="Standard" style:list-style-name="L7">
      <style:text-properties style:font-name="Liberation Serif" officeooo:rsid="004d09ee" officeooo:paragraph-rsid="00578639"/>
    </style:style>
    <style:style style:name="P243"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4"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5"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6"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7"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8"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9"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0"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3"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4"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5"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6"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8"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9" style:family="paragraph" style:parent-style-name="Standard" style:list-style-name="L15">
      <style:text-properties style:font-name="Liberation Serif" officeooo:rsid="015e54ea" officeooo:paragraph-rsid="015e54ea"/>
    </style:style>
    <style:style style:name="P260"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1"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2"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3"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4" style:family="paragraph" style:parent-style-name="Standard" style:list-style-name="L2">
      <style:text-properties officeooo:paragraph-rsid="01e9e979"/>
    </style:style>
    <style:style style:name="P265" style:family="paragraph" style:parent-style-name="Standard" style:list-style-name="L3">
      <style:text-properties officeooo:rsid="00db1e55" officeooo:paragraph-rsid="01eb2fda"/>
    </style:style>
    <style:style style:name="P266" style:family="paragraph" style:parent-style-name="Standard" style:list-style-name="L4"/>
    <style:style style:name="P267" style:family="paragraph" style:parent-style-name="Standard" style:list-style-name="L6">
      <style:text-properties officeooo:paragraph-rsid="0141262c"/>
    </style:style>
    <style:style style:name="P268" style:family="paragraph" style:parent-style-name="Standard" style:list-style-name="L6">
      <style:text-properties officeooo:rsid="01402a02" officeooo:paragraph-rsid="0142a489"/>
    </style:style>
    <style:style style:name="P269" style:family="paragraph" style:parent-style-name="Standard" style:list-style-name="L6">
      <style:text-properties officeooo:rsid="02138545" officeooo:paragraph-rsid="0217417d"/>
    </style:style>
    <style:style style:name="P270" style:family="paragraph" style:parent-style-name="Standard" style:list-style-name="L9">
      <style:text-properties officeooo:paragraph-rsid="00578639"/>
    </style:style>
    <style:style style:name="P271" style:family="paragraph" style:parent-style-name="Standard" style:list-style-name="L9">
      <style:text-properties officeooo:paragraph-rsid="005835ab"/>
    </style:style>
    <style:style style:name="P272" style:family="paragraph" style:parent-style-name="Standard" style:list-style-name="L9">
      <style:text-properties officeooo:rsid="00991c9a" officeooo:paragraph-rsid="00e6c739"/>
    </style:style>
    <style:style style:name="P273" style:family="paragraph" style:parent-style-name="Standard" style:list-style-name="L12">
      <style:text-properties officeooo:rsid="00185181" officeooo:paragraph-rsid="01934879"/>
    </style:style>
    <style:style style:name="P274" style:family="paragraph" style:parent-style-name="Standard" style:list-style-name="L12">
      <style:text-properties officeooo:rsid="00185181" officeooo:paragraph-rsid="018fcd5e"/>
    </style:style>
    <style:style style:name="P275" style:family="paragraph" style:parent-style-name="Standard" style:list-style-name="L12">
      <style:text-properties officeooo:rsid="00185181" officeooo:paragraph-rsid="0191fb06"/>
    </style:style>
    <style:style style:name="P276" style:family="paragraph" style:parent-style-name="Standard" style:list-style-name="L12">
      <style:text-properties officeooo:rsid="00185181" officeooo:paragraph-rsid="01903a66"/>
    </style:style>
    <style:style style:name="P277" style:family="paragraph" style:parent-style-name="Standard" style:list-style-name="L12">
      <style:text-properties officeooo:rsid="001a3f46" officeooo:paragraph-rsid="01910128"/>
    </style:style>
    <style:style style:name="P278" style:family="paragraph" style:parent-style-name="Standard" style:list-style-name="L12">
      <style:text-properties officeooo:rsid="0018fb74" officeooo:paragraph-rsid="018fcd5e"/>
    </style:style>
    <style:style style:name="P279" style:family="paragraph" style:parent-style-name="Standard" style:list-style-name="L12">
      <style:text-properties officeooo:rsid="00198fa1" officeooo:paragraph-rsid="0191fb06"/>
    </style:style>
    <style:style style:name="P280" style:family="paragraph" style:parent-style-name="Standard" style:list-style-name="L12">
      <style:text-properties officeooo:rsid="001ca965" officeooo:paragraph-rsid="018fcd5e"/>
    </style:style>
    <style:style style:name="P281" style:family="paragraph" style:parent-style-name="Standard" style:list-style-name="L15">
      <style:text-properties officeooo:rsid="015e54ea" officeooo:paragraph-rsid="015e54ea"/>
    </style:style>
    <style:style style:name="P282" style:family="paragraph" style:parent-style-name="Standard" style:list-style-name="L16">
      <style:text-properties officeooo:rsid="00b82095" officeooo:paragraph-rsid="00b82095"/>
    </style:style>
    <style:style style:name="P283" style:family="paragraph" style:parent-style-name="Standard" style:list-style-name="L17">
      <style:text-properties officeooo:paragraph-rsid="00c3bd92"/>
    </style:style>
    <style:style style:name="P284" style:family="paragraph" style:parent-style-name="Standard" style:list-style-name="L14"/>
    <style:style style:name="P285" style:family="paragraph" style:parent-style-name="Standard" style:list-style-name="L23">
      <style:text-properties officeooo:paragraph-rsid="007cca42"/>
    </style:style>
    <style:style style:name="P286" style:family="paragraph" style:parent-style-name="Standard" style:list-style-name="L22"/>
    <style:style style:name="P287" style:family="paragraph">
      <loext:graphic-properties draw:fill="solid" draw:fill-color="#ffffff"/>
      <style:paragraph-properties style:writing-mode="lr-tb"/>
      <style:text-properties fo:font-size="7pt" style:font-size-asian="7pt" style:font-size-complex="7pt"/>
    </style:style>
    <style:style style:name="P288" style:family="paragraph">
      <loext:graphic-properties draw:fill="solid" draw:fill-color="#ffffff"/>
      <style:paragraph-properties style:writing-mode="lr-tb"/>
      <style:text-properties fo:font-size="10pt" style:font-size-asian="10pt" style:font-size-complex="10pt"/>
    </style:style>
    <style:style style:name="P289" style:family="paragraph">
      <loext:graphic-properties draw:fill-color="#ff0000"/>
      <style:paragraph-properties fo:text-align="center"/>
    </style:style>
    <style:style style:name="P290" style:family="paragraph">
      <style:paragraph-properties fo:text-align="center"/>
    </style:style>
    <style:style style:name="P291"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2" style:family="paragraph">
      <style:paragraph-properties fo:text-align="start"/>
    </style:style>
    <style:style style:name="P293" style:family="paragraph">
      <loext:graphic-properties draw:fill="none" draw:fill-color="#ffffff"/>
      <style:paragraph-properties fo:text-align="start" style:writing-mode="lr-tb"/>
      <style:text-properties fo:color="#ff0000" loext:opacity="100%"/>
    </style:style>
    <style:style style:name="P294" style:family="paragraph">
      <loext:graphic-properties draw:fill="none" draw:fill-color="#ffffff"/>
      <style:paragraph-properties fo:text-align="center" style:writing-mode="lr-tb"/>
      <style:text-properties fo:color="#ff0000" loext:opacity="100%" fo:font-size="12pt"/>
    </style:style>
    <style:style style:name="P295"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bold" officeooo:rsid="024d6b97"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49"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0" style:family="text">
      <style:text-properties style:font-name="Liberation Serif" officeooo:rsid="009d4ec2"/>
    </style:style>
    <style:style style:name="T151" style:family="text">
      <style:text-properties style:font-name="Liberation Serif" officeooo:rsid="009e4f0a"/>
    </style:style>
    <style:style style:name="T152" style:family="text">
      <style:text-properties style:font-name="Liberation Serif" officeooo:rsid="009ec907"/>
    </style:style>
    <style:style style:name="T153" style:family="text">
      <style:text-properties style:font-name="Liberation Serif" fo:font-style="italic" fo:font-weight="normal" style:font-style-asian="italic" style:font-weight-asian="normal" style:font-style-complex="italic" style:font-weight-complex="normal"/>
    </style:style>
    <style:style style:name="T154" style:family="text">
      <style:text-properties style:font-name="Liberation Serif" fo:font-style="italic" fo:font-weight="normal" officeooo:rsid="0091ae2b" style:font-style-asian="italic" style:font-weight-asian="normal" style:font-style-complex="italic" style:font-weight-complex="normal"/>
    </style:style>
    <style:style style:name="T155" style:family="text">
      <style:text-properties style:font-name="Liberation Serif" fo:font-style="italic" fo:font-weight="normal" officeooo:rsid="005bd2b7" style:font-style-asian="italic" style:font-weight-asian="normal" style:font-style-complex="italic" style:font-weight-complex="normal"/>
    </style:style>
    <style:style style:name="T156" style:family="text">
      <style:text-properties style:font-name="Liberation Serif" fo:font-style="italic" fo:font-weight="normal" officeooo:rsid="00c3bd92" style:font-style-asian="italic" style:font-weight-asian="normal" style:font-style-complex="italic" style:font-weight-complex="normal"/>
    </style:style>
    <style:style style:name="T157" style:family="text">
      <style:text-properties style:font-name="Liberation Serif" fo:font-style="italic" fo:font-weight="normal" officeooo:rsid="00a0b1f3" style:font-style-asian="italic" style:font-weight-asian="normal" style:font-style-complex="italic" style:font-weight-complex="normal"/>
    </style:style>
    <style:style style:name="T158" style:family="text">
      <style:text-properties style:font-name="Liberation Serif" fo:font-style="italic" fo:font-weight="normal" officeooo:rsid="0135d38d" style:font-style-asian="italic" style:font-weight-asian="normal" style:font-style-complex="italic" style:font-weight-complex="normal"/>
    </style:style>
    <style:style style:name="T159" style:family="text">
      <style:text-properties style:font-name="Liberation Serif" fo:font-style="italic" fo:font-weight="normal" officeooo:rsid="0136cf77" style:font-style-asian="italic" style:font-weight-asian="normal" style:font-style-complex="italic" style:font-weight-complex="normal"/>
    </style:style>
    <style:style style:name="T160" style:family="text">
      <style:text-properties style:font-name="Liberation Serif" fo:font-style="italic" officeooo:rsid="00f36301" style:font-style-asian="italic" style:font-style-complex="italic"/>
    </style:style>
    <style:style style:name="T161" style:family="text">
      <style:text-properties style:font-name="Liberation Serif" fo:font-style="italic" officeooo:rsid="00f3e59b" style:font-style-asian="italic" style:font-style-complex="italic"/>
    </style:style>
    <style:style style:name="T162" style:family="text">
      <style:text-properties style:font-name="Liberation Serif" fo:font-style="italic" officeooo:rsid="0141262c" style:font-style-asian="italic" style:font-style-complex="italic"/>
    </style:style>
    <style:style style:name="T163" style:family="text">
      <style:text-properties style:font-name="Liberation Serif" fo:font-style="normal" fo:font-weight="normal" officeooo:rsid="00a8f047" style:font-style-asian="normal" style:font-weight-asian="normal" style:font-style-complex="normal" style:font-weight-complex="normal"/>
    </style:style>
    <style:style style:name="T164" style:family="text">
      <style:text-properties style:font-name="Liberation Serif" fo:font-style="normal" fo:font-weight="bold" officeooo:rsid="00a666c3" style:font-style-asian="normal" style:font-weight-asian="bold" style:font-style-complex="normal" style:font-weight-complex="bold"/>
    </style:style>
    <style:style style:name="T165" style:family="text">
      <style:text-properties style:font-name="Liberation Serif" fo:font-style="normal" fo:font-weight="bold" officeooo:rsid="00a8f047" style:font-style-asian="normal" style:font-weight-asian="bold" style:font-style-complex="normal" style:font-weight-complex="bold"/>
    </style:style>
    <style:style style:name="T166" style:family="text">
      <style:text-properties style:font-name="Liberation Serif" fo:font-style="normal" style:font-style-asian="normal" style:font-style-complex="normal"/>
    </style:style>
    <style:style style:name="T167" style:family="text">
      <style:text-properties style:font-name="Liberation Serif" fo:font-style="normal" officeooo:rsid="012d7100" style:font-style-asian="normal" style:font-style-complex="normal"/>
    </style:style>
    <style:style style:name="T168" style:family="text">
      <style:text-properties style:font-name="Liberation Serif" officeooo:rsid="0087d6af"/>
    </style:style>
    <style:style style:name="T169" style:family="text">
      <style:text-properties style:font-name="Liberation Serif" officeooo:rsid="00b66eb4"/>
    </style:style>
    <style:style style:name="T170" style:family="text">
      <style:text-properties style:font-name="Liberation Serif" officeooo:rsid="0138a0e2"/>
    </style:style>
    <style:style style:name="T171" style:family="text">
      <style:text-properties style:font-name="Liberation Serif" officeooo:rsid="01402a02"/>
    </style:style>
    <style:style style:name="T172" style:family="text">
      <style:text-properties style:font-name="Liberation Serif" officeooo:rsid="0140b1d8"/>
    </style:style>
    <style:style style:name="T173" style:family="text">
      <style:text-properties style:font-name="Liberation Serif" officeooo:rsid="0141262c"/>
    </style:style>
    <style:style style:name="T174" style:family="text">
      <style:text-properties style:font-name="Liberation Serif" officeooo:rsid="0142a489"/>
    </style:style>
    <style:style style:name="T175" style:family="text">
      <style:text-properties style:font-name="Liberation Serif" officeooo:rsid="0149381a"/>
    </style:style>
    <style:style style:name="T176" style:family="text">
      <style:text-properties style:font-name="Liberation Serif" officeooo:rsid="014f6834"/>
    </style:style>
    <style:style style:name="T177" style:family="text">
      <style:text-properties style:font-name="Liberation Serif" officeooo:rsid="01500798"/>
    </style:style>
    <style:style style:name="T178" style:family="text">
      <style:text-properties style:font-name="Liberation Serif" officeooo:rsid="015e54ea"/>
    </style:style>
    <style:style style:name="T179" style:family="text">
      <style:text-properties style:font-name="Liberation Serif" officeooo:rsid="01a5a21d"/>
    </style:style>
    <style:style style:name="T180" style:family="text">
      <style:text-properties style:font-name="Liberation Serif" officeooo:rsid="01bfc26e"/>
    </style:style>
    <style:style style:name="T181" style:family="text">
      <style:text-properties style:font-name="Liberation Serif" officeooo:rsid="0215f3ff"/>
    </style:style>
    <style:style style:name="T182" style:family="text">
      <style:text-properties style:font-name="Liberation Serif" officeooo:rsid="0217417d"/>
    </style:style>
    <style:style style:name="T183" style:family="text">
      <style:text-properties style:font-name="Liberation Serif" officeooo:rsid="0218f8a5"/>
    </style:style>
    <style:style style:name="T184" style:family="text">
      <style:text-properties style:font-name="Liberation Serif" officeooo:rsid="021a7be0"/>
    </style:style>
    <style:style style:name="T185" style:family="text">
      <style:text-properties style:font-name="Liberation Serif" officeooo:rsid="023149ae"/>
    </style:style>
    <style:style style:name="T186" style:family="text">
      <style:text-properties style:font-name="Liberation Serif" officeooo:rsid="024a048b"/>
    </style:style>
    <style:style style:name="T187" style:family="text">
      <style:text-properties style:font-name="Liberation Serif" officeooo:rsid="024d106e"/>
    </style:style>
    <style:style style:name="T188" style:family="text">
      <style:text-properties officeooo:rsid="004c0dd4"/>
    </style:style>
    <style:style style:name="T189" style:family="text">
      <style:text-properties officeooo:rsid="004d09ee"/>
    </style:style>
    <style:style style:name="T190" style:family="text">
      <style:text-properties officeooo:rsid="004f9696"/>
    </style:style>
    <style:style style:name="T191" style:family="text">
      <style:text-properties officeooo:rsid="0050b1f9"/>
    </style:style>
    <style:style style:name="T192" style:family="text">
      <style:text-properties officeooo:rsid="00620c13"/>
    </style:style>
    <style:style style:name="T193" style:family="text">
      <style:text-properties style:text-underline-style="none"/>
    </style:style>
    <style:style style:name="T194" style:family="text">
      <style:text-properties style:text-underline-style="none" officeooo:rsid="00824230"/>
    </style:style>
    <style:style style:name="T195" style:family="text">
      <style:text-properties style:text-underline-style="none" fo:font-weight="bold" style:font-weight-asian="bold" style:font-weight-complex="bold"/>
    </style:style>
    <style:style style:name="T196" style:family="text">
      <style:text-properties style:text-underline-style="none" fo:font-weight="bold" officeooo:rsid="0122876c" style:font-weight-asian="bold" style:font-weight-complex="bold"/>
    </style:style>
    <style:style style:name="T197" style:family="text">
      <style:text-properties style:text-underline-style="none" officeooo:rsid="010db628"/>
    </style:style>
    <style:style style:name="T198" style:family="text">
      <style:text-properties style:text-underline-style="none" officeooo:rsid="0117921a"/>
    </style:style>
    <style:style style:name="T199" style:family="text">
      <style:text-properties style:text-underline-style="none" officeooo:rsid="0122876c"/>
    </style:style>
    <style:style style:name="T200" style:family="text">
      <style:text-properties style:text-underline-style="none" officeooo:rsid="0177ecab"/>
    </style:style>
    <style:style style:name="T201" style:family="text">
      <style:text-properties style:text-underline-style="none" officeooo:rsid="01794f06"/>
    </style:style>
    <style:style style:name="T202" style:family="text">
      <style:text-properties style:text-underline-style="none" officeooo:rsid="018abbe3"/>
    </style:style>
    <style:style style:name="T203" style:family="text">
      <style:text-properties style:text-underline-style="none" officeooo:rsid="020d9496"/>
    </style:style>
    <style:style style:name="T204" style:family="text">
      <style:text-properties officeooo:rsid="007f3153"/>
    </style:style>
    <style:style style:name="T205" style:family="text">
      <style:text-properties officeooo:rsid="009a3c46"/>
    </style:style>
    <style:style style:name="T206" style:family="text">
      <style:text-properties officeooo:rsid="009d4ec2"/>
    </style:style>
    <style:style style:name="T207" style:family="text">
      <style:text-properties officeooo:rsid="00a5185a"/>
    </style:style>
    <style:style style:name="T208" style:family="text">
      <style:text-properties officeooo:rsid="00afc88b"/>
    </style:style>
    <style:style style:name="T209" style:family="text">
      <style:text-properties officeooo:rsid="00b2c2cf"/>
    </style:style>
    <style:style style:name="T210" style:family="text">
      <style:text-properties officeooo:rsid="00b66eb4"/>
    </style:style>
    <style:style style:name="T211" style:family="text">
      <style:text-properties officeooo:rsid="00b82095"/>
    </style:style>
    <style:style style:name="T212" style:family="text">
      <style:text-properties officeooo:rsid="00c48a06"/>
    </style:style>
    <style:style style:name="T213" style:family="text">
      <style:text-properties officeooo:rsid="00c5634c"/>
    </style:style>
    <style:style style:name="T214" style:family="text">
      <style:text-properties officeooo:rsid="00c6d3e1"/>
    </style:style>
    <style:style style:name="T215" style:family="text">
      <style:text-properties officeooo:rsid="00c7281a"/>
    </style:style>
    <style:style style:name="T216" style:family="text">
      <style:text-properties style:text-underline-style="solid" style:text-underline-width="auto" style:text-underline-color="font-color"/>
    </style:style>
    <style:style style:name="T217" style:family="text">
      <style:text-properties style:text-underline-style="solid" style:text-underline-width="auto" style:text-underline-color="font-color" officeooo:rsid="004e58c2"/>
    </style:style>
    <style:style style:name="T218" style:family="text">
      <style:text-properties style:text-underline-style="solid" style:text-underline-width="auto" style:text-underline-color="font-color" officeooo:rsid="012d7100"/>
    </style:style>
    <style:style style:name="T219" style:family="text">
      <style:text-properties style:text-underline-style="solid" style:text-underline-width="auto" style:text-underline-color="font-color" officeooo:rsid="010ae391"/>
    </style:style>
    <style:style style:name="T220" style:family="text">
      <style:text-properties officeooo:rsid="00ceb6eb"/>
    </style:style>
    <style:style style:name="T221" style:family="text">
      <style:text-properties officeooo:rsid="00d0a421"/>
    </style:style>
    <style:style style:name="T222" style:family="text">
      <style:text-properties officeooo:rsid="00d29535"/>
    </style:style>
    <style:style style:name="T223" style:family="text">
      <style:text-properties officeooo:rsid="00d2c1bf"/>
    </style:style>
    <style:style style:name="T224" style:family="text">
      <style:text-properties officeooo:rsid="00e6c739"/>
    </style:style>
    <style:style style:name="T225" style:family="text">
      <style:text-properties officeooo:rsid="00e8c30c"/>
    </style:style>
    <style:style style:name="T226" style:family="text">
      <style:text-properties officeooo:rsid="00eec923"/>
    </style:style>
    <style:style style:name="T227" style:family="text">
      <style:text-properties officeooo:rsid="00f1d501"/>
    </style:style>
    <style:style style:name="T228" style:family="text">
      <style:text-properties officeooo:rsid="00f99722"/>
    </style:style>
    <style:style style:name="T229" style:family="text">
      <style:text-properties officeooo:rsid="00fb0787"/>
    </style:style>
    <style:style style:name="T230" style:family="text">
      <style:text-properties officeooo:rsid="00fe7c89"/>
    </style:style>
    <style:style style:name="T231" style:family="text">
      <style:text-properties officeooo:rsid="00ff261f"/>
    </style:style>
    <style:style style:name="T232" style:family="text">
      <style:text-properties officeooo:rsid="0100419b"/>
    </style:style>
    <style:style style:name="T233" style:family="text">
      <style:text-properties officeooo:rsid="0101b070"/>
    </style:style>
    <style:style style:name="T234" style:family="text">
      <style:text-properties officeooo:rsid="006082dd"/>
    </style:style>
    <style:style style:name="T235" style:family="text">
      <style:text-properties officeooo:rsid="0102e7e7"/>
    </style:style>
    <style:style style:name="T236" style:family="text">
      <style:text-properties fo:font-weight="normal" style:font-weight-asian="normal" style:font-weight-complex="normal"/>
    </style:style>
    <style:style style:name="T237" style:family="text">
      <style:text-properties fo:font-weight="normal" officeooo:rsid="0102e7e7" style:font-weight-asian="normal" style:font-weight-complex="normal"/>
    </style:style>
    <style:style style:name="T238" style:family="text">
      <style:text-properties fo:font-weight="normal" officeooo:rsid="015e78ff" style:font-weight-asian="normal" style:font-weight-complex="normal"/>
    </style:style>
    <style:style style:name="T239" style:family="text">
      <style:text-properties fo:font-weight="normal" officeooo:rsid="019ebac2" style:font-weight-asian="normal" style:font-weight-complex="normal"/>
    </style:style>
    <style:style style:name="T240" style:family="text">
      <style:text-properties fo:font-weight="normal" officeooo:rsid="01a15816" style:font-weight-asian="normal" style:font-weight-complex="normal"/>
    </style:style>
    <style:style style:name="T241" style:family="text">
      <style:text-properties fo:font-weight="normal" officeooo:rsid="01a77756" style:font-weight-asian="normal" style:font-weight-complex="normal"/>
    </style:style>
    <style:style style:name="T242" style:family="text">
      <style:text-properties fo:font-weight="normal" officeooo:rsid="01b3faa2" style:font-weight-asian="normal" style:font-weight-complex="normal"/>
    </style:style>
    <style:style style:name="T243" style:family="text">
      <style:text-properties fo:font-weight="normal" officeooo:rsid="01c2d0ba" style:font-weight-asian="normal" style:font-weight-complex="normal"/>
    </style:style>
    <style:style style:name="T244" style:family="text">
      <style:text-properties fo:font-weight="normal" officeooo:rsid="00a5185a" style:font-weight-asian="normal" style:font-weight-complex="normal"/>
    </style:style>
    <style:style style:name="T245" style:family="text">
      <style:text-properties officeooo:rsid="00d32443"/>
    </style:style>
    <style:style style:name="T246" style:family="text">
      <style:text-properties officeooo:rsid="0079ac8c"/>
    </style:style>
    <style:style style:name="T247" style:family="text">
      <style:text-properties officeooo:rsid="010ae391"/>
    </style:style>
    <style:style style:name="T248" style:family="text">
      <style:text-properties officeooo:rsid="010db628"/>
    </style:style>
    <style:style style:name="T249" style:family="text">
      <style:text-properties officeooo:rsid="01124322"/>
    </style:style>
    <style:style style:name="T250" style:family="text">
      <style:text-properties officeooo:rsid="0112ae15"/>
    </style:style>
    <style:style style:name="T251" style:family="text">
      <style:text-properties officeooo:rsid="0112eb41"/>
    </style:style>
    <style:style style:name="T252" style:family="text">
      <style:text-properties officeooo:rsid="0117921a"/>
    </style:style>
    <style:style style:name="T253" style:family="text">
      <style:text-properties officeooo:rsid="01180e86"/>
    </style:style>
    <style:style style:name="T254" style:family="text">
      <style:text-properties style:font-size-asian="12pt"/>
    </style:style>
    <style:style style:name="T255" style:family="text">
      <style:text-properties officeooo:rsid="01194089" style:font-size-asian="12pt"/>
    </style:style>
    <style:style style:name="T256" style:family="text">
      <style:text-properties officeooo:rsid="0119b8d2" style:font-size-asian="12pt"/>
    </style:style>
    <style:style style:name="T257" style:family="text">
      <style:text-properties officeooo:rsid="011ce7b2" style:font-size-asian="12pt"/>
    </style:style>
    <style:style style:name="T258" style:family="text">
      <style:text-properties officeooo:rsid="011eb0ef" style:font-size-asian="12pt"/>
    </style:style>
    <style:style style:name="T259" style:family="text">
      <style:text-properties officeooo:rsid="011ed5db" style:font-size-asian="12pt"/>
    </style:style>
    <style:style style:name="T260" style:family="text">
      <style:text-properties officeooo:rsid="01883306" style:font-size-asian="12pt"/>
    </style:style>
    <style:style style:name="T261" style:family="text">
      <style:text-properties officeooo:rsid="018969ba" style:font-size-asian="12pt"/>
    </style:style>
    <style:style style:name="T262" style:family="text">
      <style:text-properties officeooo:rsid="01b6abbd" style:font-size-asian="12pt"/>
    </style:style>
    <style:style style:name="T263" style:family="text">
      <style:text-properties officeooo:rsid="01b85a6e" style:font-size-asian="12pt"/>
    </style:style>
    <style:style style:name="T264" style:family="text">
      <style:text-properties officeooo:rsid="01187a2a"/>
    </style:style>
    <style:style style:name="T265" style:family="text">
      <style:text-properties officeooo:rsid="0119b8d2"/>
    </style:style>
    <style:style style:name="T266" style:family="text">
      <style:text-properties officeooo:rsid="012090b2"/>
    </style:style>
    <style:style style:name="T267" style:family="text">
      <style:text-properties officeooo:rsid="0121ec2b"/>
    </style:style>
    <style:style style:name="T268" style:family="text">
      <style:text-properties officeooo:rsid="0122cf99"/>
    </style:style>
    <style:style style:name="T269" style:family="text">
      <style:text-properties officeooo:rsid="0124c23c"/>
    </style:style>
    <style:style style:name="T270" style:family="text">
      <style:text-properties officeooo:rsid="012c96e9"/>
    </style:style>
    <style:style style:name="T271" style:family="text">
      <style:text-properties officeooo:rsid="012f69e5"/>
    </style:style>
    <style:style style:name="T272" style:family="text">
      <style:text-properties officeooo:rsid="0131c956"/>
    </style:style>
    <style:style style:name="T273" style:family="text">
      <style:text-properties officeooo:rsid="01353f5b"/>
    </style:style>
    <style:style style:name="T274" style:family="text">
      <style:text-properties officeooo:rsid="01356001"/>
    </style:style>
    <style:style style:name="T275" style:family="text">
      <style:text-properties officeooo:rsid="0135d38d"/>
    </style:style>
    <style:style style:name="T276" style:family="text">
      <style:text-properties officeooo:rsid="0136cf77"/>
    </style:style>
    <style:style style:name="T277" style:family="text">
      <style:text-properties officeooo:rsid="01392566"/>
    </style:style>
    <style:style style:name="T278" style:family="text">
      <style:text-properties officeooo:rsid="013b093f"/>
    </style:style>
    <style:style style:name="T279" style:family="text">
      <style:text-properties officeooo:rsid="01402a02"/>
    </style:style>
    <style:style style:name="T280" style:family="text">
      <style:text-properties officeooo:rsid="0142a489"/>
    </style:style>
    <style:style style:name="T281" style:family="text">
      <style:text-properties officeooo:rsid="0143531b"/>
    </style:style>
    <style:style style:name="T282" style:family="text">
      <style:text-properties officeooo:rsid="0145d57d"/>
    </style:style>
    <style:style style:name="T283" style:family="text">
      <style:text-properties officeooo:rsid="014bf580"/>
    </style:style>
    <style:style style:name="T284" style:family="text">
      <style:text-properties officeooo:rsid="014d7624"/>
    </style:style>
    <style:style style:name="T285" style:family="text">
      <style:text-properties officeooo:rsid="015188a5"/>
    </style:style>
    <style:style style:name="T286" style:family="text">
      <style:text-properties officeooo:rsid="0152932a"/>
    </style:style>
    <style:style style:name="T287" style:family="text">
      <style:text-properties officeooo:rsid="0154d69c"/>
    </style:style>
    <style:style style:name="T288" style:family="text">
      <style:text-properties officeooo:rsid="01563983"/>
    </style:style>
    <style:style style:name="T289" style:family="text">
      <style:text-properties officeooo:rsid="01582b7e"/>
    </style:style>
    <style:style style:name="T290" style:family="text">
      <style:text-properties officeooo:rsid="015c5f67"/>
    </style:style>
    <style:style style:name="T291" style:family="text">
      <style:text-properties officeooo:rsid="01627b50"/>
    </style:style>
    <style:style style:name="T292" style:family="text">
      <style:text-properties officeooo:rsid="016a6d61"/>
    </style:style>
    <style:style style:name="T293" style:family="text">
      <style:text-properties officeooo:rsid="016e2c4d"/>
    </style:style>
    <style:style style:name="T294" style:family="text">
      <style:text-properties officeooo:rsid="017451aa"/>
    </style:style>
    <style:style style:name="T295" style:family="text">
      <style:text-properties officeooo:rsid="0174be53"/>
    </style:style>
    <style:style style:name="T296" style:family="text">
      <style:text-properties officeooo:rsid="017dab97"/>
    </style:style>
    <style:style style:name="T297" style:family="text">
      <style:text-properties officeooo:rsid="017f1714"/>
    </style:style>
    <style:style style:name="T298" style:family="text">
      <style:text-properties officeooo:rsid="0180a323"/>
    </style:style>
    <style:style style:name="T299" style:family="text">
      <style:text-properties officeooo:rsid="01827ea1"/>
    </style:style>
    <style:style style:name="T300" style:family="text">
      <style:text-properties officeooo:rsid="0182b075"/>
    </style:style>
    <style:style style:name="T301" style:family="text">
      <style:text-properties officeooo:rsid="01853f02"/>
    </style:style>
    <style:style style:name="T302" style:family="text">
      <style:text-properties officeooo:rsid="01872374"/>
    </style:style>
    <style:style style:name="T303" style:family="text">
      <style:text-properties officeooo:rsid="01883306"/>
    </style:style>
    <style:style style:name="T304" style:family="text">
      <style:text-properties officeooo:rsid="018bee0b"/>
    </style:style>
    <style:style style:name="T305" style:family="text">
      <style:text-properties officeooo:rsid="018dc9b3"/>
    </style:style>
    <style:style style:name="T306" style:family="text">
      <style:text-properties officeooo:rsid="018fcd5e"/>
    </style:style>
    <style:style style:name="T307" style:family="text">
      <style:text-properties officeooo:rsid="01903a66"/>
    </style:style>
    <style:style style:name="T308" style:family="text">
      <style:text-properties officeooo:rsid="01910128"/>
    </style:style>
    <style:style style:name="T309" style:family="text">
      <style:text-properties officeooo:rsid="0191fb06"/>
    </style:style>
    <style:style style:name="T310" style:family="text">
      <style:text-properties officeooo:rsid="019307cd"/>
    </style:style>
    <style:style style:name="T311" style:family="text">
      <style:text-properties officeooo:rsid="01934879"/>
    </style:style>
    <style:style style:name="T312" style:family="text">
      <style:text-properties officeooo:rsid="0018fb74"/>
    </style:style>
    <style:style style:name="T313" style:family="text">
      <style:text-properties officeooo:rsid="01944bbc"/>
    </style:style>
    <style:style style:name="T314" style:family="text">
      <style:text-properties officeooo:rsid="01976cc5"/>
    </style:style>
    <style:style style:name="T315" style:family="text">
      <style:text-properties officeooo:rsid="019a75d3"/>
    </style:style>
    <style:style style:name="T316" style:family="text">
      <style:text-properties officeooo:rsid="01a504b4"/>
    </style:style>
    <style:style style:name="T317" style:family="text">
      <style:text-properties officeooo:rsid="01a528ae"/>
    </style:style>
    <style:style style:name="T318" style:family="text">
      <style:text-properties officeooo:rsid="01a5a21d"/>
    </style:style>
    <style:style style:name="T319" style:family="text">
      <style:text-properties officeooo:rsid="01a62372"/>
    </style:style>
    <style:style style:name="T320" style:family="text">
      <style:text-properties officeooo:rsid="01a8762a"/>
    </style:style>
    <style:style style:name="T321" style:family="text">
      <style:text-properties officeooo:rsid="01a930c0"/>
    </style:style>
    <style:style style:name="T322" style:family="text">
      <style:text-properties officeooo:rsid="01aad6d2"/>
    </style:style>
    <style:style style:name="T323" style:family="text">
      <style:text-properties officeooo:rsid="01ac9dee"/>
    </style:style>
    <style:style style:name="T324" style:family="text">
      <style:text-properties officeooo:rsid="01ae9155"/>
    </style:style>
    <style:style style:name="T325" style:family="text">
      <style:text-properties officeooo:rsid="01b05077"/>
    </style:style>
    <style:style style:name="T326" style:family="text">
      <style:text-properties officeooo:rsid="01b18d96"/>
    </style:style>
    <style:style style:name="T327" style:family="text">
      <style:text-properties officeooo:rsid="01b26b08"/>
    </style:style>
    <style:style style:name="T328" style:family="text">
      <style:text-properties officeooo:rsid="01b3faa2"/>
    </style:style>
    <style:style style:name="T329" style:family="text">
      <style:text-properties officeooo:rsid="01b557ce"/>
    </style:style>
    <style:style style:name="T330" style:family="text">
      <style:text-properties officeooo:rsid="01b64062"/>
    </style:style>
    <style:style style:name="T331" style:family="text">
      <style:text-properties officeooo:rsid="01be1553"/>
    </style:style>
    <style:style style:name="T332" style:family="text">
      <style:text-properties officeooo:rsid="01bfc26e"/>
    </style:style>
    <style:style style:name="T333" style:family="text">
      <style:text-properties officeooo:rsid="01c25262"/>
    </style:style>
    <style:style style:name="T334" style:family="text">
      <style:text-properties officeooo:rsid="01c39878"/>
    </style:style>
    <style:style style:name="T335" style:family="text">
      <style:text-properties officeooo:rsid="01c3add4"/>
    </style:style>
    <style:style style:name="T336" style:family="text">
      <style:text-properties officeooo:rsid="01c9445c"/>
    </style:style>
    <style:style style:name="T337" style:family="text">
      <style:text-properties officeooo:rsid="01ce8f0c"/>
    </style:style>
    <style:style style:name="T338" style:family="text">
      <style:text-properties officeooo:rsid="01cefd38"/>
    </style:style>
    <style:style style:name="T339" style:family="text">
      <style:text-properties officeooo:rsid="01d01e8b"/>
    </style:style>
    <style:style style:name="T340" style:family="text">
      <style:text-properties officeooo:rsid="01d33193"/>
    </style:style>
    <style:style style:name="T341" style:family="text">
      <style:text-properties officeooo:rsid="01d428cb"/>
    </style:style>
    <style:style style:name="T342" style:family="text">
      <style:text-properties officeooo:rsid="01d56a76"/>
    </style:style>
    <style:style style:name="T343" style:family="text">
      <style:text-properties officeooo:rsid="01d5f3f4"/>
    </style:style>
    <style:style style:name="T344" style:family="text">
      <style:text-properties officeooo:rsid="01d79dd8"/>
    </style:style>
    <style:style style:name="T345" style:family="text">
      <style:text-properties officeooo:rsid="01db1f0c"/>
    </style:style>
    <style:style style:name="T346" style:family="text">
      <style:text-properties officeooo:rsid="01de22bb"/>
    </style:style>
    <style:style style:name="T347" style:family="text">
      <style:text-properties officeooo:rsid="01e1702a"/>
    </style:style>
    <style:style style:name="T348" style:family="text">
      <style:text-properties officeooo:rsid="01e27ac6"/>
    </style:style>
    <style:style style:name="T349" style:family="text">
      <style:text-properties officeooo:rsid="01e53c52"/>
    </style:style>
    <style:style style:name="T350" style:family="text">
      <style:text-properties officeooo:rsid="01e6ea40"/>
    </style:style>
    <style:style style:name="T351" style:family="text">
      <style:text-properties officeooo:rsid="01e9e979"/>
    </style:style>
    <style:style style:name="T352" style:family="text">
      <style:text-properties officeooo:rsid="01f235bd"/>
    </style:style>
    <style:style style:name="T353" style:family="text">
      <style:text-properties officeooo:rsid="01f3c9b0"/>
    </style:style>
    <style:style style:name="T354" style:family="text">
      <style:text-properties officeooo:rsid="01f4f89d"/>
    </style:style>
    <style:style style:name="T355" style:family="text">
      <style:text-properties officeooo:rsid="01f5b13d"/>
    </style:style>
    <style:style style:name="T356" style:family="text">
      <style:text-properties officeooo:rsid="01f5c6b6"/>
    </style:style>
    <style:style style:name="T357" style:family="text">
      <style:text-properties officeooo:rsid="01f8b8fd"/>
    </style:style>
    <style:style style:name="T358" style:family="text">
      <style:text-properties officeooo:rsid="02003214"/>
    </style:style>
    <style:style style:name="T359" style:family="text">
      <style:text-properties officeooo:rsid="02020ac8"/>
    </style:style>
    <style:style style:name="T360" style:family="text">
      <style:text-properties officeooo:rsid="02038abe"/>
    </style:style>
    <style:style style:name="T361" style:family="text">
      <style:text-properties officeooo:rsid="020847f8"/>
    </style:style>
    <style:style style:name="T362" style:family="text">
      <style:text-properties officeooo:rsid="0209f546"/>
    </style:style>
    <style:style style:name="T363" style:family="text">
      <style:text-properties officeooo:rsid="0211ac95"/>
    </style:style>
    <style:style style:name="T364" style:family="text">
      <style:text-properties officeooo:rsid="021c1ed4"/>
    </style:style>
    <style:style style:name="T365" style:family="text">
      <style:text-properties officeooo:rsid="021cd4db"/>
    </style:style>
    <style:style style:name="T366" style:family="text">
      <style:text-properties officeooo:rsid="0222ea8d"/>
    </style:style>
    <style:style style:name="T367" style:family="text">
      <style:text-properties officeooo:rsid="022868e0"/>
    </style:style>
    <style:style style:name="T368" style:family="text">
      <style:text-properties officeooo:rsid="022a44bb"/>
    </style:style>
    <style:style style:name="T369" style:family="text">
      <style:text-properties officeooo:rsid="022bc238"/>
    </style:style>
    <style:style style:name="T370" style:family="text">
      <style:text-properties officeooo:rsid="022ce007"/>
    </style:style>
    <style:style style:name="T371" style:family="text">
      <style:text-properties officeooo:rsid="023149ae"/>
    </style:style>
    <style:style style:name="T372" style:family="text">
      <style:text-properties officeooo:rsid="0232b44b"/>
    </style:style>
    <style:style style:name="T373" style:family="text">
      <style:text-properties officeooo:rsid="024a72af"/>
    </style:style>
    <style:style style:name="T374" style:family="text">
      <style:text-properties fo:font-size="7pt" style:font-size-asian="7pt" style:font-size-complex="7pt"/>
    </style:style>
    <style:style style:name="T375" style:family="text">
      <style:text-properties fo:font-size="10pt" style:font-size-asian="10pt" style:font-size-complex="10pt"/>
    </style:style>
    <style:style style:name="T376" style:family="text">
      <style:text-properties fo:color="#ff0000" loext:opacity="100%" fo:font-size="14pt" style:font-size-asian="14pt" style:font-size-complex="14pt"/>
    </style:style>
    <style:style style:name="T377" style:family="text">
      <style:text-properties fo:color="#ff0000" loext:opacity="100%"/>
    </style:style>
    <style:style style:name="T378"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text:span text:style-name="T50">Documentation du </text:span><text:span text:style-name="T51">logiciel ChronoHB </text:span><text:span text:style-name="T66">(v 1.4</text:span><text:span text:style-name="T78">2</text:span><text:span text:style-name="T66">)</text:span></text:p>
      <text:p text:style-name="P160"/>
      <text:p text:style-name="P23">Le logiciel chronoHB est un logiciel de gestion de cross <text:span text:style-name="T206">qui permet de</text:span> simplifier les usages :</text:p>
      <text:list xml:id="list1925160173" text:style-name="L1">
        <text:list-item>
          <text:p text:style-name="P225"><text:span text:style-name="T206">gestion des </text:span>catégories :</text:p>
          <text:list>
            <text:list-item>
              <text:p text:style-name="P225">p<text:span text:style-name="T274">our un établissement scolaire (</text:span>par niveau de classe <text:span text:style-name="T206">(exemple : 6ème, 5ème, …) et par sexe (F <text:line-break/>ou G)</text:span>, gestion d’un challenge par classe (les meilleurs de chaque classe)<text:span text:style-name="T274">)</text:span>.</text:p>
            </text:list-item>
            <text:list-item>
              <text:p text:style-name="P227">par catégories officielles de la fédération d’athlétisme : <text:span text:style-name="T275">poussins, benjamins,…, </text:span><text:span text:style-name="T276">s</text:span><text:span text:style-name="T275">éniors, </text:span><text:span text:style-name="T276">m</text:span><text:span text:style-name="T275">asters.</text:span></text:p>
            </text:list-item>
          </text:list>
        </text:list-item>
        <text:list-item>
          <text:p text:style-name="P224"><text:span text:style-name="T150">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70">et l’ordinateur</text:span><text:span text:style-name="T150"> peuvent être remplacés en pleine course en cas de panne...</text:span></text:p>
        </text:list-item>
        <text:list-item>
          <text:p text:style-name="P224"><text:span text:style-name="T150">Possibilité de lancer plusieurs courses en même temps, même si une autre course est en </text:span><text:span text:style-name="T151">cours.</text:span></text:p>
        </text:list-item>
        <text:list-item>
          <text:p text:style-name="P229">Import automatique des données depuis un fichier csv <text:span text:style-name="T277">ou saisie manuelle des caractéristiques des coureurs.</text:span></text:p>
        </text:list-item>
        <text:list-item>
          <text:p text:style-name="P229">Création de dossards de différentes couleurs (par catégorie) facilitée <text:span text:style-name="T277">(pdf par catégories)</text:span></text:p>
        </text:list-item>
        <text:list-item>
          <text:p text:style-name="P230">Projection des résultats en temps réel sur un écran (<text:span text:style-name="T252">TV, </text:span>vidéo-projecteur, <text:span text:style-name="T252">a</text:span><text:span text:style-name="T267">u</text:span><text:span text:style-name="T252">tre ordinateur</text:span>) sur la ligne d’arrivée.</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8"><text:a xlink:type="simple" xlink:href="#__RefHeading___Toc3025_1588615842" text:style-name="Index_20_Link" text:visited-style-name="Index_20_Link">Installations logicielles<text:tab/>2</text:a></text:p>
          <text:p text:style-name="P208"><text:a xlink:type="simple" xlink:href="#__RefHeading___Toc3027_1588615842" text:style-name="Index_20_Link" text:visited-style-name="Index_20_Link">Préparation du cross<text:tab/>2</text:a></text:p>
          <text:p text:style-name="P221"><text:a xlink:type="simple" xlink:href="#__RefHeading___Toc3137_2976250699" text:style-name="Index_20_Link" text:visited-style-name="Index_20_Link">1. Réinitialisation des données de courses précédentes<text:tab/>2</text:a></text:p>
          <text:p text:style-name="P221"><text:a xlink:type="simple" xlink:href="#__RefHeading___Toc3151_2976250699" text:style-name="Index_20_Link" text:visited-style-name="Index_20_Link">2. Préparation d’une course<text:tab/>3</text:a></text:p>
          <text:p text:style-name="P223"><text:a xlink:type="simple" xlink:href="#__RefHeading___Toc3153_2976250699" text:style-name="Index_20_Link" text:visited-style-name="Index_20_Link">a) Paramètres du cross<text:tab/>3</text:a></text:p>
          <text:p text:style-name="P223"><text:a xlink:type="simple" xlink:href="#__RefHeading___Toc3177_2976250699" text:style-name="Index_20_Link" text:visited-style-name="Index_20_Link">b) Import depuis un fichier CSV (siècle,…)<text:tab/>3</text:a></text:p>
          <text:p text:style-name="P223"><text:a xlink:type="simple" xlink:href="#__RefHeading___Toc3175_2976250699" text:style-name="Index_20_Link" text:visited-style-name="Index_20_Link">c) Paramètres des courses<text:tab/>4</text:a></text:p>
          <text:p text:style-name="P223"><text:a xlink:type="simple" xlink:href="#__RefHeading___Toc3173_2976250699" text:style-name="Index_20_Link" text:visited-style-name="Index_20_Link">d) Générer tous les dossards en pdf<text:tab/>5</text:a></text:p>
          <text:p text:style-name="P223"><text:a xlink:type="simple" xlink:href="#__RefHeading___Toc3171_2976250699" text:style-name="Index_20_Link" text:visited-style-name="Index_20_Link">e) Ajout manuel d’un coureur<text:tab/>5</text:a></text:p>
          <text:p text:style-name="P223"><text:a xlink:type="simple" xlink:href="#__RefHeading___Toc3169_2976250699" text:style-name="Index_20_Link" text:visited-style-name="Index_20_Link">f) Modification manuelle d’un coureur<text:tab/>5</text:a></text:p>
          <text:p text:style-name="P223"><text:a xlink:type="simple" xlink:href="#__RefHeading___Toc3167_2976250699" text:style-name="Index_20_Link" text:visited-style-name="Index_20_Link">g) Imprimer tous les dossards non encore imprimés (sous windows uniquement)<text:tab/>5</text:a></text:p>
          <text:p text:style-name="P223"><text:a xlink:type="simple" xlink:href="#__RefHeading___Toc3165_2976250699" text:style-name="Index_20_Link" text:visited-style-name="Index_20_Link">h) Imprimer un dossard particulier<text:tab/>6</text:a></text:p>
          <text:p text:style-name="P223"><text:a xlink:type="simple" xlink:href="#__RefHeading___Toc3163_2976250699" text:style-name="Index_20_Link" text:visited-style-name="Index_20_Link">i) Saisir les absents et dispensés<text:tab/>6</text:a></text:p>
          <text:p text:style-name="P223"><text:a xlink:type="simple" xlink:href="#__RefHeading___Toc3161_2976250699" text:style-name="Index_20_Link" text:visited-style-name="Index_20_Link">j) Paramétrage des smartphones<text:tab/>6</text:a></text:p>
          <text:p text:style-name="P208"><text:a xlink:type="simple" xlink:href="#__RefHeading___Toc3069_1588615842" text:style-name="Index_20_Link" text:visited-style-name="Index_20_Link">Matériel nécessaire pour une course<text:tab/>8</text:a></text:p>
          <text:p text:style-name="P208"><text:a xlink:type="simple" xlink:href="#__RefHeading___Toc3071_1588615842" text:style-name="Index_20_Link" text:visited-style-name="Index_20_Link">Disposition pratique sur la ligne d’arrivée<text:tab/>9</text:a></text:p>
          <text:p text:style-name="P208"><text:a xlink:type="simple" xlink:href="#__RefHeading___Toc3073_1588615842" text:style-name="Index_20_Link" text:visited-style-name="Index_20_Link">Un peu avant la course<text:tab/>9</text:a></text:p>
          <text:p text:style-name="P208"><text:a xlink:type="simple" xlink:href="#__RefHeading___Toc3075_1588615842" text:style-name="Index_20_Link" text:visited-style-name="Index_20_Link">Gestion durant la course<text:tab/>11</text:a></text:p>
          <text:p text:style-name="P221"><text:a xlink:type="simple" xlink:href="#__RefHeading___Toc3149_2976250699" text:style-name="Index_20_Link" text:visited-style-name="Index_20_Link">1. Le top départ des courses<text:tab/>11</text:a></text:p>
          <text:p text:style-name="P221"><text:a xlink:type="simple" xlink:href="#__RefHeading___Toc3147_2976250699" text:style-name="Index_20_Link" text:visited-style-name="Index_20_Link">2. Usage du smartphone n°1 (sur la ligne d’arrivée)<text:tab/>12</text:a></text:p>
          <text:p text:style-name="P221"><text:a xlink:type="simple" xlink:href="#__RefHeading___Toc3145_2976250699" text:style-name="Index_20_Link" text:visited-style-name="Index_20_Link">3. Usage du smartphone n°2 (plus loin dans le couloir après la ligne d’arrivée)<text:tab/>13</text:a></text:p>
          <text:p text:style-name="P221"><text:a xlink:type="simple" xlink:href="#__RefHeading___Toc3143_2976250699" text:style-name="Index_20_Link" text:visited-style-name="Index_20_Link">4. Usage du serveur durant la course<text:tab/>15</text:a></text:p>
          <text:p text:style-name="P223"><text:a xlink:type="simple" xlink:href="#__RefHeading___Toc3159_2976250699" text:style-name="Index_20_Link" text:visited-style-name="Index_20_Link">a) Affectation d’une heure de passage à un dossard sur la ligne d’arrivée<text:tab/>15</text:a></text:p>
          <text:p text:style-name="P223"><text:a xlink:type="simple" xlink:href="#__RefHeading___Toc3157_2976250699" text:style-name="Index_20_Link" text:visited-style-name="Index_20_Link">b) Projection sur une TV, un vidéo-projecteur à l’arrivée ou sur un autre ordinateur<text:tab/>15</text:a></text:p>
          <text:p text:style-name="P223"><text:a xlink:type="simple" xlink:href="#__RefHeading___Toc3155_2976250699" text:style-name="Index_20_Link" text:visited-style-name="Index_20_Link">c) Corrections des données de course sur l’ordinateur<text:tab/>16</text:a></text:p>
          <text:p text:style-name="P208"><text:a xlink:type="simple" xlink:href="#__RefHeading___Toc3077_1588615842" text:style-name="Index_20_Link" text:visited-style-name="Index_20_Link">Après les courses<text:tab/>18</text:a></text:p>
          <text:p text:style-name="P221"><text:a xlink:type="simple" xlink:href="#__RefHeading___Toc3141_2976250699" text:style-name="Index_20_Link" text:visited-style-name="Index_20_Link">1. générer les PDF des résultats de toutes les courses, challenges, statistiques, …<text:tab/>18</text:a></text:p>
          <text:p text:style-name="P221"><text:a xlink:type="simple" xlink:href="#__RefHeading___Toc3139_2976250699" text:style-name="Index_20_Link" text:visited-style-name="Index_20_Link">2. générer un fichier tableur xlsx<text:tab/>18</text:a></text:p>
          <text:p text:style-name="P208"><text:a xlink:type="simple" xlink:href="#__RefHeading___Toc3079_1588615842" text:style-name="Index_20_Link" text:visited-style-name="Index_20_Link">Dépannage du serveur durant la course<text:tab/>19</text:a></text:p>
          <text:p text:style-name="P208"><text:a xlink:type="simple" xlink:href="#__RefHeading___Toc3081_1588615842" text:style-name="Index_20_Link" text:visited-style-name="Index_20_Link">Informations techniques<text:tab/>20</text:a></text:p>
        </text:index-body>
      </text:table-of-content>
      <text:p text:style-name="Standard"/>
      <text:h text:style-name="P205" text:outline-level="1"><text:bookmark-start text:name="__RefHeading___Toc3025_1588615842"/>Installations logicielles<text:bookmark-end text:name="__RefHeading___Toc3025_1588615842"/></text:h>
      <text:p text:style-name="P75">Le lien <text:a xlink:type="simple" xlink:href="http://mathlacroix.free.fr/chronoHB.zip" text:style-name="Internet_20_link" text:visited-style-name="Visited_20_Internet_20_Link">http://mathlacroix.free.fr/chronoHB.zip</text:a> permet de récupérer à la fois <text:span text:style-name="T351">les fichiers d’installation,</text:span> <text:span text:style-name="T350">le logiciel chronoHB et</text:span> l’application android <text:span text:style-name="T349">à transférer pour installation sur chaque </text:span><text:span text:style-name="T350">smartphone-tablette</text:span>.</text:p>
      <text:p text:style-name="P76"/>
      <text:p text:style-name="P22">Installation de python (une fois pour toutes) :</text:p>
      <text:list xml:id="list479301073" text:style-name="L2">
        <text:list-item>
          <text:p text:style-name="P264"><text:span text:style-name="T144">sur un système windows</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3974913351" text:style-name="L3">
        <text:list-item>
          <text:p text:style-name="P265"><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text:span><text:span text:style-name="T131">).</text:span></text:p>
        </text:list-item>
      </text:list>
      <text:p text:style-name="P77"/>
      <text:p text:style-name="P78"><text:span text:style-name="T351">Ensuite, chaque lancement s’effectue en</text:span> exécut<text:span text:style-name="T351">ant</text:span><text:span text:style-name="T350"> « </text:span>chronoHB/chronoHB.py ».</text:p>
      <text:p text:style-name="P77"/>
      <text:p text:style-name="P204"><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4"/>
      <text:p text:style-name="P74">Un réseau (wifi) sur le lieu de la course est indispensable pour la communication entre les appareils (internet inutile : <text:span text:style-name="T278">un</text:span><text:span text:style-name="T316">e</text:span><text:span text:style-name="T278"> </text:span><text:span text:style-name="T316">petite </text:span><text:span text:style-name="T278">borne wifi à 20€ suffit. </text:span><text:span text:style-name="T316">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79"/>
      <text:list xml:id="list2120323161" text:style-name="L4">
        <text:list-item>
          <text:p text:style-name="P211"><text:bookmark-start text:name="__RefHeading___Toc3137_2976250699"/>Réinitialisation des données d<text:span text:style-name="T317">e courses précédentes</text:span><text:bookmark-end text:name="__RefHeading___Toc3137_2976250699"/></text:p>
        </text:list-item>
      </text:list>
      <text:p text:style-name="P82">En cas d’utilisations antérieures du logiciel, utiliser le menu suivant pour remettre les données à zéro.</text:p>
      <text:p text:style-name="P82"><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2"/>
      <text:p text:style-name="P82"/>
      <text:p text:style-name="P82"/>
      <text:p text:style-name="P82"/>
      <text:p text:style-name="P82"/>
      <text:p text:style-name="P161"/>
      <text:p text:style-name="P161"><draw:line text:anchor-type="paragraph" draw:z-index="29" draw:name="Forme3_8" draw:style-name="gr3" draw:text-style-name="P289" svg:x1="9.728cm" svg:y1="0.727cm" svg:x2="13.744cm" svg:y2="1.782cm"><text:p/></draw:line>Sur chaque smartphone, supprimer toutes les données antérieures dans le menu « paramètres » en cliquant sur le bouton approprié.</text:p>
      <text:p text:style-name="P182"/>
      <text:p text:style-name="P83"><draw:frame draw:style-name="fr2" draw:name="Image3" text:anchor-type="char" svg:x="7.264cm" svg:y="0.355cm" svg:width="11.769cm" svg:height="4.969cm" draw:z-index="8"><draw:image xlink:href="Pictures/10000001000002790000014B39A802924B68514B.png" xlink:type="simple" xlink:show="embed" xlink:actuate="onLoad" draw:mime-type="image/png"/></draw:frame></text:p>
      <text:list xml:id="list175622840415900" text:continue-numbering="true" text:style-name="L4">
        <text:list-item>
          <text:p text:style-name="P211"><text:bookmark-start text:name="__RefHeading___Toc3151_2976250699"/>Préparation d’une course<text:bookmark-end text:name="__RefHeading___Toc3151_2976250699"/></text:p>
          <text:p text:style-name="P266"/>
        </text:list-item>
      </text:list>
      <text:list xml:id="list1252467496" text:style-name="L5">
        <text:list-item>
          <text:p text:style-name="P215"><text:bookmark-start text:name="__RefHeading___Toc3153_2976250699"/><text:span text:style-name="T227">Paramètres d</text:span><text:span text:style-name="T279">u cross</text:span><text:bookmark-end text:name="__RefHeading___Toc3153_2976250699"/></text:p>
        </text:list-item>
      </text:list>
      <text:p text:style-name="P31"/>
      <text:p text:style-name="P89">Ce menu permet de <text:span text:style-name="T279">définir :</text:span></text:p>
      <text:list xml:id="list3442534369" text:style-name="L6">
        <text:list-item>
          <text:p text:style-name="P231">un intitulé et un lieu pour le cross, qui apparaîtront sur les dossards.</text:p>
        </text:list-item>
        <text:list-item>
          <text:p text:style-name="P231">Le type de catégories souhaitées :</text:p>
          <text:list>
            <text:list-item>
              <text:p text:style-name="P226"><text:span text:style-name="T279">basées sur l’initiale de la classe (les élèves d’un niveau 6ème, en 6A, 6B, etc seront automatiquement regroupés dans des catégories 6-G et 6-F, en fonction de leur sexe. Ce choix donne accès à un </text:span>challenge par classe (les <text:span text:style-name="T279">rangs des n </text:span>meilleurs de chaque classe <text:span text:style-name="T279">seront pris en compte</text:span>).</text:p>
            </text:list-item>
            <text:list-item>
              <text:p text:style-name="P228"><text:span text:style-name="T171">catégories officielles de la fédération d’athlétisme </text:span><text:span text:style-name="T320">(</text:span><text:span text:style-name="T275">poussins, benjamins,…, </text:span><text:span text:style-name="T276">s</text:span><text:span text:style-name="T275">éniors, </text:span><text:span text:style-name="T276">m</text:span><text:span text:style-name="T275">asters</text:span><text:span text:style-name="T320">) en fonction de la date de naissance.</text:span></text:p>
            </text:list-item>
          </text:list>
        </text:list-item>
        <text:list-item>
          <text:p text:style-name="P267"><text:span text:style-name="T171">Un message vocal standard, qui pourra être énoncé à chaque coureur lors du scan du dossard, après l’arrivée. </text:span><text:span text:style-name="T162">L</text:span><text:span text:style-name="T160">a phrase qui sera prononcée par le smartphone </text:span><text:span text:style-name="T162">peut contenir </text:span><text:span text:style-name="T160">les champs </text:span><text:span text:style-name="T162">suivants qui seront</text:span><text:span text:style-name="T160"> </text:span><text:span text:style-name="T161">substitués automatiquement pour chaque coureur </text:span><text:span text:style-name="T160">: &lt;nom&gt;, &lt;prenom&gt;, &lt;classe&gt;, &lt;</text:span><text:span text:style-name="T161">categorie&gt;, &lt;dossard&gt;.</text:span></text:p>
        </text:list-item>
        <text:list-item>
          <text:p text:style-name="P268"><text:span text:style-name="T48">Un dossier </text:span><text:span text:style-name="T172">d’un disque externe</text:span><text:span text:style-name="T48"> permettant </text:span><text:span text:style-name="T172">une sauvegarde en temps réel </text:span><text:span text:style-name="T173">(chaque minute)</text:span><text:span text:style-name="T172">, durant la course. </text:span><text:span text:style-name="T104">Ainsi, en cas de plantage soudain de l’ordinateur, il est possible de prendre un ordinateur de secours </text:span><text:span text:style-name="T105">et de poursuivre sans aucune perte de donnée</text:span><text:span text:style-name="T172"> (</text:span><text:span text:style-name="T187">Cf</text:span><text:span text:style-name="T172"> </text:span><text:span text:style-name="T174">rubrique </text:span><text:span text:style-name="T172">dépannage </text:span><text:span text:style-name="T187">de cette</text:span><text:span text:style-name="T172"> document</text:span><text:span text:style-name="T187">ation</text:span><text:span text:style-name="T172">).</text:span></text:p>
        </text:list-item>
        <text:list-item>
          <text:p text:style-name="P269"><text:span text:style-name="T172">U</text:span><text:span text:style-name="T48">n choix de modèle</text:span><text:span text:style-name="T181">s</text:span><text:span text:style-name="T48"> de dossard</text:span><text:span text:style-name="T182">s</text:span><text:span text:style-name="T48">, amené à s’étoffer au fur et à mesure des </text:span><text:span text:style-name="T186">demandes et des </text:span><text:span text:style-name="T48">versions.<text:line-break/>Il est </text:span><text:span text:style-name="T182">important</text:span><text:span text:style-name="T48"> d’ajouter un fichier logo personnalisé : placer une </text:span><text:span text:style-name="T49">image carrée </text:span><text:span text:style-name="T120">(ou presque),</text:span><text:span text:style-name="T49"> </text:span><text:span text:style-name="T77">de taille quelconque </text:span><text:span text:style-name="T48">logo.png dans le dossier chronoH</text:span><text:span text:style-name="T183">B. E</text:span><text:span text:style-name="T48">lle sera prise en compte pour la création de vos dossards </text:span><text:span text:style-name="T184">et positionnée selon le modèle choisi </text:span><text:span text:style-name="T186">à la place du logo HB (par défaut).<text:line-break/></text:span></text:p>
          <text:p text:style-name="P232">Un QR-code plus gros peut faciliter sa numérisation. Réaliser des tests avec des dossards imprimés, froissés et le smartphone qui sera dédié à la numérisation des dossards...</text:p>
        </text:list-item>
      </text:list>
      <text:p text:style-name="P159"><draw:frame draw:style-name="fr2" draw:name="Image36" text:anchor-type="char" svg:x="0.864cm" svg:y="0.402cm" svg:width="16.478cm" svg:height="9.225cm" draw:z-index="101"><draw:image xlink:href="Pictures/100000010000047900000281A916DCCD66B69E0B.png" xlink:type="simple" xlink:show="embed" xlink:actuate="onLoad" draw:mime-type="image/png"/></draw:frame></text:p>
      <text:p text:style-name="P159"/>
      <text:list xml:id="list175623392195981" text:continue-list="list1252467496" text:style-name="L5">
        <text:list-header>
          <text:p text:style-name="P234"/>
        </text:list-header>
        <text:list-item>
          <text:p text:style-name="P215"><text:bookmark-start text:name="__RefHeading___Toc3177_2976250699"/>Import depuis un fichier <text:span text:style-name="T292">CSV (siècle,…)</text:span><text:bookmark-end text:name="__RefHeading___Toc3177_2976250699"/></text:p>
        </text:list-item>
      </text:list>
      <text:p text:style-name="P187"><text:span text:style-name="T124">L</text:span><text:span text:style-name="T122">e fichier doit être encodé en UTF8, avec comme séparateur le point virgule et doit contenir les champs suivants (</text:span><text:span text:style-name="T179">casse des champs indifférente, </text:span><text:span text:style-name="T122">ordre indifférent, </text:span><text:span text:style-name="T152">d’</text:span><text:span text:style-name="T123">autres champs </text:span><text:span text:style-name="T152">présents </text:span><text:span text:style-name="T123">seront ignorés)</text:span><text:span text:style-name="T122"> :</text:span></text:p>
      <text:list xml:id="list3545287554" text:style-name="L7">
        <text:list-item>
          <text:p text:style-name="P241"><text:span text:style-name="T2">champs obligatoires :</text:span><text:span text:style-name="T189"> </text:span>N<text:span text:style-name="T189">om, prénom, sexe, classe </text:span><text:span text:style-name="T281">ou naissance</text:span></text:p>
        </text:list-item>
        <text:list-item>
          <text:p text:style-name="P242"><text:span text:style-name="T1">champs facultatifs :</text:span> absent, dispensé, commentairearrivée <text:span text:style-name="T190">(sans espace entre les deux mots), </text:span><text:span text:style-name="T318">vma.</text:span></text:p>
          <text:p text:style-name="P242"><text:soft-page-break/></text:p>
        </text:list-item>
      </text:list>
      <text:p text:style-name="P186"><text:span text:style-name="T217">Exemple de fichier c</text:span><text:span text:style-name="T216">sv </text:span><text:span text:style-name="T217">valide (visualisé </text:span><text:span text:style-name="T216">dans un tableur</text:span><text:span text:style-name="T217">)</text:span><text:span text:style-name="T216"> :</text:span></text:p>
      <text:p text:style-name="P80"><draw:frame draw:style-name="fr14"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5"><text:span text:style-name="T280">C</text:span>atégories par niveau <text:span text:style-name="T191">sont automatiquement créées </text:span><text:span text:style-name="T188">en fonction des noms des classes</text:span> :</text:p>
        <text:p text:style-name="P183"><text:span text:style-name="T24">D</text:span><text:span text:style-name="T23">ans ce cas, le fichier CSV devra obligatoirement contenir le champ « classe ».</text:span></text:p>
        <text:p text:style-name="P6"/>
        <text:p text:style-name="P81"><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4"><text:span text:style-name="T23">L'initiale de la classe sert à identifier le niveau (les élèves d'un même sexe sont alors dans la même catégorie</text:span><text:span text:style-name="T26">)</text:span><text:span text:style-name="T23">.</text:span></text:p>
        <text:p text:style-name="P199"><text:span text:style-name="T67">C</text:span><text:span text:style-name="T52">atégories </text:span><text:span text:style-name="T67">d’athlétisme basées sur la date de naissance </text:span><text:span text:style-name="T52">par âge </text:span><text:span text:style-name="T63">:</text:span><text:span text:style-name="T94"> </text:span><text:span text:style-name="T105">dans ce cas, le fichier CSV devra contenir le champ « Naissance ».</text:span></text:p>
        <text:p text:style-name="P142"/>
        <text:p text:style-name="P198"><text:span text:style-name="T157">L</text:span><text:span text:style-name="T153">es categories sont alors automatiquement créées en fonction de la date de naissance : </text:span><text:span text:style-name="T158">poussins, benjamins,…, </text:span><text:span text:style-name="T159">s</text:span><text:span text:style-name="T158">éniors, </text:span><text:span text:style-name="T159">m</text:span><text:span text:style-name="T158">asters.</text:span></text:p>
      </text:section>
      <text:p text:style-name="P37"/>
      <text:p text:style-name="P207"><text:span text:style-name="T53">Remarques :</text:span><text:span text:style-name="T81"> </text:span></text:p>
      <text:list xml:id="list1862952457" text:style-name="L8">
        <text:list-item>
          <text:p text:style-name="P243">l’import <text:span text:style-name="T298">CSV (SIECLE</text:span><text:span text:style-name="T318">)</text:span> peut être effectué plusieurs fois :</text:p>
        </text:list-item>
      </text:list>
      <text:list xml:id="list2577451856" text:style-name="L9">
        <text:list-item>
          <text:list>
            <text:list-item>
              <text:p text:style-name="P270"><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4">il crée un nouveau dossard pour tout nouveau coureur (nom et prénom non trouvés dans la base).</text:p>
            </text:list-item>
          </text:list>
        </text:list-item>
        <text:list-item>
          <text:p text:style-name="P271"><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5"><text:span text:style-name="T318">Le</text:span> champ « vma » <text:span text:style-name="T282">peut</text:span> contenir un nombre (exemple : 12,5) qui représente la VMA en km/h.</text:p>
        </text:list-item>
        <text:list-item>
          <text:p text:style-name="P272"><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11"/>
      <text:list xml:id="list175622954998468" text:continue-list="list175623392195981" text:style-name="L5">
        <text:list-item>
          <text:p text:style-name="P216"><text:bookmark-start text:name="__RefHeading___Toc3175_2976250699"/>Paramètres des courses<text:bookmark-end text:name="__RefHeading___Toc3175_2976250699"/></text:p>
        </text:list-item>
      </text:list>
      <text:p text:style-name="P32"/>
      <text:p text:style-name="P43"><text:span text:style-name="T236">Un </text:span>groupement<text:span text:style-name="T236"> est une association de plusieurs catégories </text:span><text:span text:style-name="T241">(créées automatiquement) </text:span><text:span text:style-name="T236">pour lesquelles les trois critères suivants sont remplis :</text:span></text:p>
      <text:list xml:id="list4257763349" text:style-name="L10">
        <text:list-item>
          <text:p text:style-name="P235">le départ des catégories sera donné en même temps.</text:p>
        </text:list-item>
        <text:list-item>
          <text:p text:style-name="P235">la distance parcourue est identique.</text:p>
        </text:list-item>
        <text:list-item>
          <text:p text:style-name="P235">l’affichage des chronos de courses et le classement sera effectué dans un unique tableau.</text:p>
        </text:list-item>
      </text:list>
      <text:p text:style-name="P145"><draw:frame draw:style-name="fr2" draw:name="Image47" text:anchor-type="char" svg:x="-0.095cm" svg:y="0.448cm" svg:width="18.9cm" svg:height="6.195cm" draw:z-index="80"><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18">pour former un groupement</text:span>.</text:p>
      <text:p text:style-name="P145"/>
      <text:p text:style-name="P145">Dans <text:span text:style-name="T285">la partie</text:span> de droite, <text:span text:style-name="T285">les groupements sont générés par rapport aux associations effectuées à gauche. </text:span><text:span text:style-name="T286">L</text:span><text:span text:style-name="T285">es noms </text:span><text:span text:style-name="T286">par défaut </text:span><text:span text:style-name="T285">de</text:span><text:span text:style-name="T286">s</text:span><text:span text:style-name="T285"> groupements </text:span><text:span text:style-name="T286">sont </text:span><text:span text:style-name="T285">modifiables. </text:span><text:span text:style-name="T286">Il est proposé d’indiquer la distance parcourue, en </text:span><text:soft-page-break/><text:span text:style-name="T286">kilomètres (pour le calcul de la vitesse moyenne </text:span><text:span text:style-name="T295">et d</text:span><text:span text:style-name="T319">u pourcentage</text:span><text:span text:style-name="T295"> de VMA</text:span><text:span text:style-name="T286">).</text:span></text:p>
      <text:p text:style-name="P139"/>
      <text:list xml:id="list175623350029476" text:continue-list="list175622954998468" text:style-name="L5">
        <text:list-item>
          <text:p text:style-name="P215"><text:bookmark-start text:name="__RefHeading___Toc3173_2976250699"/>Génér<text:span text:style-name="T227">er</text:span> <text:span text:style-name="T227">tous l</text:span>es dossards en pdf<draw:frame draw:style-name="fr13"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2"> </text:span>des dossards <text:span text:style-name="T231">de toutes les courses</text:span> en pdf.</text:p>
      <text:p text:style-name="P115"><text:span text:style-name="T232">La génération des pdf prend un temps certain : un message indique la fin de la création. </text:span>Les dossards sont générés dans un sous-dossier nommé « dossards », <text:span text:style-name="T224">qui s’ouvre quand les dossards sont prêts (sous windows </text:span><text:span text:style-name="T366">uniquement</text:span><text:span text:style-name="T224">)</text:span>. </text:p>
      <text:p text:style-name="P115"/>
      <text:p text:style-name="P21">Pour des raisons pratiques, plusieurs types de fichiers pdf sont créés :</text:p>
      <text:p text:style-name="P21"/>
      <text:list xml:id="list3475756306" text:style-name="L11">
        <text:list-item>
          <text:p text:style-name="P246"><text:span text:style-name="T1">0-TousLesDossards.pdf</text:span> contient les dossards de toutes les courses. Cela permet de lancer en une fois toutes les impressions (deux dossards par feuille).</text:p>
        </text:list-item>
        <text:list-item>
          <text:p text:style-name="P246"><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3">qui aurait oublié son numéro et que l’on ne pourrait pas retrouver depuis la recherche sur le smartphone (cas d’une panne wifi temporaire)</text:span>.</text:p>
        </text:list-item>
        <text:list-item>
          <text:p text:style-name="P246"><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75623009330040" text:continue-list="list175623350029476" text:style-name="L5">
        <text:list-item>
          <text:p text:style-name="P215"><text:bookmark-start text:name="__RefHeading___Toc3171_2976250699"/><text:span text:style-name="T122">A</text:span><text:span text:style-name="T124">jout manuel d’un coureur</text:span><text:bookmark-end text:name="__RefHeading___Toc3171_2976250699"/></text:p>
        </text:list-item>
      </text:list>
      <text:p text:style-name="P112">Il est possible d’ajouter <text:span text:style-name="T283">plusieurs</text:span> coureur<text:span text:style-name="T283">s</text:span> <text:span text:style-name="T321">successivement</text:span> <text:span text:style-name="T283">par des appuis successifs sur « </text:span><text:span text:style-name="T321">OK</text:span><text:span text:style-name="T283"> puis nouvelle saisie ».</text:span></text:p>
      <text:p text:style-name="P146"><draw:line text:anchor-type="paragraph" draw:z-index="78" draw:name="Forme3_ 16" draw:style-name="gr3" draw:text-style-name="P289"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87">rapide</text:span> des dossards qui ont été nouvellement créés <text:span text:style-name="T287">manuellement </text:span>(pour éviter <text:span text:style-name="T287">de régénérer tous les dossards et d’avoir à effectuer un tri et du ga</text:span>chis).</text:p>
      <text:p text:style-name="P111"/>
      <text:p text:style-name="P18"><text:span text:style-name="T216">Remarque :</text:span> sous linux ou MacOS, l’impression automatique ne s’effectuera pas <text:span text:style-name="T371">(non implémenté)</text:span>. Par contre, un fichier dossard/A-imprimer.pdf sera généré. <text:span text:style-name="T371">Il contient les </text:span><text:span text:style-name="T372">nouveaux </text:span><text:span text:style-name="T371">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175623878652233" text:continue-numbering="true" text:style-name="L5">
        <text:list-item>
          <text:p text:style-name="P215"><text:bookmark-start text:name="__RefHeading___Toc3169_2976250699"/><text:span text:style-name="T175">Modification</text:span><text:span text:style-name="T124"> manuel</text:span><text:span text:style-name="T175">le</text:span><text:span text:style-name="T124"> d’un coureur</text:span><text:bookmark-end text:name="__RefHeading___Toc3169_2976250699"/></text:p>
        </text:list-item>
      </text:list>
      <text:p text:style-name="P113">Il est possible <text:span text:style-name="T284">de modifier toutes les caractéristiques d’un dossard donné :</text:span></text:p>
      <text:p text:style-name="P141">nom, prénom, <text:span text:style-name="T288">sexe, </text:span>classe ou date de naissance, <text:span text:style-name="T288">VMA et commentaire à l’arrivée.</text:span></text:p>
      <text:p text:style-name="P141"/>
      <text:p text:style-name="P147">En pleine course, <text:span text:style-name="T289">même après les départs, </text:span>il est possible de modifier la catégorie d’un coureur pour corriger une erreur de saisie. <text:span text:style-name="T289">Cela recalculera tous les temps et rangs dans l’ensemble des catégories.</text:span></text:p>
      <text:p text:style-name="P19"/>
      <text:list xml:id="list175623928838656" text:continue-numbering="true" text:style-name="L5">
        <text:list-item>
          <text:p text:style-name="P215"><text:bookmark-start text:name="__RefHeading___Toc3167_2976250699"/><text:span text:style-name="T176">Imprimer tous les dossards non encore imprimés </text:span><text:span text:style-name="T185">(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22">imprimer</text:span> automatiquement par paquets de 2 (pour économiser du papier <text:span text:style-name="T322">par rapport au menu « imprimer un dossard particulier »</text:span>).</text:p>
      <text:p text:style-name="P30"><text:soft-page-break/></text:p>
      <text:list xml:id="list175624999524614" text:continue-numbering="true" text:style-name="L5">
        <text:list-item>
          <text:p text:style-name="P215"><text:bookmark-start text:name="__RefHeading___Toc3165_2976250699"/><text:span text:style-name="T176">Imprimer </text:span><text:span text:style-name="T177">un</text:span><text:span text:style-name="T176"> dossard </text:span><text:span text:style-name="T177">particulier</text:span><text:bookmark-end text:name="__RefHeading___Toc3165_2976250699"/></text:p>
        </text:list-item>
      </text:list>
      <text:p text:style-name="P127">Il est également possible d’imprimer un seul dossard <text:span text:style-name="T225">en cliquant sur un bouton </text:span><text:span text:style-name="T230">correspondant au nom du coureur </text:span><text:span text:style-name="T293">(une demi-page gachée). Cela a une vocation de dépannage et un caractère d’urgence.</text:span></text:p>
      <text:p text:style-name="P144"><draw:frame draw:style-name="fr3" draw:name="Image48" text:anchor-type="char" svg:x="1.413cm" svg:y="0.007cm" svg:width="15.76cm" svg:height="4.785cm" draw:z-index="81"><draw:image xlink:href="Pictures/10000001000003FD00000136AA61C49DA6050914.png" xlink:type="simple" xlink:show="embed" xlink:actuate="onLoad" draw:mime-type="image/png"/></draw:frame></text:p>
      <text:p text:style-name="P16"><text:span text:style-name="T302">Pas éco-responsable ! <text:s/></text:span>:-<text:span text:style-name="T302">(</text:span></text:p>
      <text:p text:style-name="P16"/>
      <text:p text:style-name="P17"><text:span text:style-name="T216">Remarque :</text:span> sous linux ou MacOS, l’impression automatique ne s’effectuera pas <text:span text:style-name="T371">(non implémenté)</text:span>. Par contre, un fichier dossard/A-imprimer.pdf sera généré. <text:span text:style-name="T371">Il contient le dossard </text:span><text:span text:style-name="T372">sélectionné</text:span><text:span text:style-name="T371"> à imprimer manuellement.</text:span></text:p>
      <text:p text:style-name="P33"/>
      <text:list xml:id="list175623441742097" text:continue-numbering="true" text:style-name="L5">
        <text:list-item>
          <text:p text:style-name="P215"><text:bookmark-start text:name="__RefHeading___Toc3163_2976250699"/>Saisi<text:span text:style-name="T227">r</text:span> <text:span text:style-name="T227">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0"/>
      <text:p text:style-name="P114">Ces informations peuvent être saisies à priori dans le fichier SIECLE importé. </text:p>
      <text:p text:style-name="P114"><draw:line text:anchor-type="paragraph" draw:z-index="56" draw:name="Forme3_ 2" draw:style-name="gr3" draw:text-style-name="P289" svg:x1="6.519cm" svg:y1="1.092cm" svg:x2="7.835cm" svg:y2="0.034cm"><text:p/></draw:line></text:p>
      <text:p text:style-name="P114"/>
      <text:p text:style-name="P114">Néanmoins, le menu ci-contre permet des modifications (liées notamment à l’appel). Ces modifications s’effectuent par classe <text:span text:style-name="T323">ou par catégorie d’âge</text:span>.</text:p>
      <text:p text:style-name="P114"/>
      <text:p text:style-name="P91"/>
      <text:p text:style-name="P90"><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175624140028781" text:continue-numbering="true" text:style-name="L5">
        <text:list-item>
          <text:p text:style-name="P217"><text:bookmark-start text:name="__RefHeading___Toc3161_2976250699"/>Paramétrage des smartphones<text:bookmark-end text:name="__RefHeading___Toc3161_2976250699"/></text:p>
        </text:list-item>
      </text:list>
      <text:p text:style-name="P26"/>
      <text:p text:style-name="P189"><text:span text:style-name="T85">Les smartphones </text:span><text:span text:style-name="T87">android </text:span><text:span text:style-name="T85">doivent se situer sur un même réseau que l’ordinateur (point d’accès wifi, partage de connexion d’un des smartphones, …).</text:span></text:p>
      <text:p text:style-name="P194"><draw:line text:anchor-type="paragraph" draw:z-index="55" draw:name="Forme3_5" draw:style-name="gr3" draw:text-style-name="P289"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6"/>
      <text:p text:style-name="P138"/>
      <text:p text:style-name="P138"><draw:line text:anchor-type="paragraph" draw:z-index="27" draw:name="Forme3_6" draw:style-name="gr3" draw:text-style-name="P289" svg:x1="10.38cm" svg:y1="1.078cm" svg:x2="12.83cm" svg:y2="3.96cm"><text:p/></draw:line>Il est <text:span text:style-name="T1">fortement souhaitable</text:span> d’empêcher la mise en veille du smartphone n°1, présent sur la ligne d’arrivée. <text:span text:style-name="T324">Le temps de</text:span> déverrouillage p<text:span text:style-name="T324">eu</text:span>t fausser les temps mesurés.</text:p>
      <text:p text:style-name="P138">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3" draw:text-style-name="P289" svg:x1="9.92cm" svg:y1="0.404cm" svg:x2="12.77cm" svg:y2="0.871cm"><text:p/></draw:line>Une saisie manuelle est possible dans le champ approprié.</text:p>
      <text:p text:style-name="P117"><draw:line text:anchor-type="paragraph" draw:z-index="28" draw:name="Forme3_7" draw:style-name="gr3" draw:text-style-name="P289" svg:x1="10.345cm" svg:y1="0.873cm" svg:x2="13.315cm" svg:y2="1.663cm"><text:p/></draw:line>Une recherche automatique <text:span text:style-name="T325">du serveur </text:span>existe <text:span text:style-name="T325">pour les <text:line-break/>non-connaisseurs</text:span> (le logiciel <text:span text:style-name="T205">chronoHB </text:span>doit être actif <text:line-break/><text:span text:style-name="T205">et les deux appareils sur le même réseau wifi</text:span>). <text:line-break/></text:p>
      <text:p text:style-name="P117"/>
      <text:p text:style-name="P118"><text:soft-page-break/></text:p>
      <text:p text:style-name="P119">Parfois, en cas de problème de connexion, il peut être utile de <text:line-break/>désactiver le pare-feu de l’ordinateur (ou d’autoriser python pour les connexion<text:span text:style-name="T228">s</text:span> entrantes <text:span text:style-name="T222">à la première exécution </text:span><text:span text:style-name="T325">de chronoHB</text:span>).</text:p>
      <text:p text:style-name="P92"><draw:line text:anchor-type="paragraph" draw:z-index="53" draw:name="Forme3_23" draw:style-name="gr3" draw:text-style-name="P289"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4">Le matériel suivant peut être nécessaire pour l’organisation d’une course :</text:p>
      <text:p text:style-name="P148"/>
      <text:list xml:id="list3034940395" text:style-name="L12">
        <text:list-item>
          <text:p text:style-name="P273">Un ordinateur <text:span text:style-name="T310">serveur chronoHB </text:span>(+ un en secours)</text:p>
        </text:list-item>
        <text:list-item>
          <text:p text:style-name="P273"><text:span text:style-name="T311">Une</text:span><text:span text:style-name="T312"> imprimante </text:span><text:span text:style-name="T313">(USB ou wifi)</text:span><text:span text:style-name="T312"> pour </text:span><text:span text:style-name="T326">es </text:span><text:span text:style-name="T307">impressions des </text:span><text:span text:style-name="T312">dossards de dernière minute,</text:span><text:span text:style-name="T326"> celles des</text:span><text:span text:style-name="T312"> résultats </text:span><text:span text:style-name="T307">des courses</text:span><text:span text:style-name="T312"> </text:span><text:span text:style-name="T326">et les</text:span><text:span text:style-name="T312"> statistiques </text:span><text:span text:style-name="T326">globales</text:span><text:span text:style-name="T312">.</text:span></text:p>
        </text:list-item>
        <text:list-item>
          <text:p text:style-name="P277"><text:span text:style-name="T307">Une c</text:span>lé USB branchée en permanence à l’ordinateur actif pour sauvegardes régulières automatiques.</text:p>
        </text:list-item>
        <text:list-item>
          <text:p text:style-name="P274">Un <text:span text:style-name="T308">téléphone ou un</text:span>e tablette <text:span text:style-name="T12">android</text:span><text:span text:style-name="T308"> </text:span>sur la ligne d’arrivée (+ <text:span text:style-name="T307">un en </text:span>secours)</text:p>
        </text:list-item>
        <text:list-item>
          <text:p text:style-name="P275">Un téléphone <text:span text:style-name="T12">android</text:span> <text:span text:style-name="T327">(le plus performant des deux) </text:span>pour scanner les dossards (+ un <text:span text:style-name="T307">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2">Configurer un ou deux smartphones de secours au préalable est souhaitable.</text:span></text:p>
          <text:p text:style-name="P274"/>
        </text:list-item>
        <text:list-item>
          <text:p text:style-name="P276"><text:span text:style-name="T306">Des</text:span> rallonges <text:span text:style-name="T307">(une jusqu’à la ligne d’arrivée, une autre jusqu’à l’affichage (TV ou ordinateur n°2)).</text:span></text:p>
        </text:list-item>
        <text:list-item>
          <text:p text:style-name="P276"><text:span text:style-name="T307">Des </text:span>multiprises (<text:span text:style-name="T307">au moins </text:span>une pour ordinateur + <text:span text:style-name="T307">smartphone n°1 branché en permanence</text:span> <text:span text:style-name="T307">+ borne wifi). Le smartphone qui scanne les dossards peut ne peut être branché mais doit être à portée d</text:span><text:span text:style-name="T328">u réseau</text:span><text:span text:style-name="T307"> </text:span><text:span text:style-name="T329">wifi</text:span><text:span text:style-name="T307">.</text:span></text:p>
        </text:list-item>
        <text:list-item>
          <text:p text:style-name="P274">1 borne wifi (en secours : <text:span text:style-name="T306">possibilité de</text:span> partage de connexion internet d’un téléphone).</text:p>
        </text:list-item>
        <text:list-item>
          <text:p text:style-name="P278">1 TV <text:span text:style-name="T330">et un</text:span> long cable VGA (ou HDMI) jusqu’à l’ordinateur <text:span text:style-name="T310">serveur</text:span><text:line-break/><text:span text:style-name="T310">ou</text:span><text:span text:style-name="T307"> un deuxième ordinateur (raspberry pi suffisant) connecté au même réseau wifi pour </text:span><text:span text:style-name="T330">un </text:span><text:span text:style-name="T307">affichage </text:span><text:span text:style-name="T330">en temps réel</text:span><text:span text:style-name="T307"> </text:span><text:span text:style-name="T330">des résultats </text:span><text:span text:style-name="T311">sans fil.</text:span></text:p>
        </text:list-item>
        <text:list-item>
          <text:p text:style-name="P279">Transformateurs pour téléphones <text:span text:style-name="T308">(ou</text:span> tablette<text:span text:style-name="T308">s)</text:span> en nombre suffisant.</text:p>
        </text:list-item>
      </text:list>
      <text:p text:style-name="P201"/>
      <text:p text:style-name="P201"/>
      <text:p text:style-name="P192">Facultatif : </text:p>
      <text:list xml:id="list175624523060830" text:continue-numbering="true" text:style-name="L12">
        <text:list-item>
          <text:p text:style-name="P280"><text:span text:style-name="T309">si un deuxième ordinateur est utilisé pour les résultats après l’arrivée, un écran d’ordinateur permettra un affichage double écran</text:span>. Ainsi, on <text:span text:style-name="T330">peut </text:span>voi<text:span text:style-name="T330">r</text:span> ce que l’<text:span text:style-name="T309">autre ordinateur</text:span> affiche <text:span text:style-name="T314">en même temps</text:span>, <text:span text:style-name="T330">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90">sur la ligne d’arrivée</text:span><text:bookmark-end text:name="__RefHeading___Toc3071_1588615842"/></text:h>
      <text:p text:style-name="P168"/>
      <text:p text:style-name="P167">Le smartphone <text:span text:style-name="T303">n°1</text:span>, qui mesurera les temps, <text:span text:style-name="T253">ainsi que l’ordinateur, qui centralisera les </text:span><text:span text:style-name="T265">données,</text:span><text:span text:style-name="T253"> </text:span>doi<text:span text:style-name="T253">vent</text:span> être exactement sur la ligne d’arrivée. <text:span text:style-name="T264">En pratique, i</text:span><text:span text:style-name="T254">l est confortable de </text:span><text:span text:style-name="T256">pouvoir affecter régulièrement un temps à un coureur directement sur</text:span><text:span text:style-name="T254"> l’ordinateur </text:span><text:span text:style-name="T256">juste à côté</text:span><text:span text:style-name="T254">. </text:span><text:span text:style-name="T256">En effet,</text:span><text:span text:style-name="T254"> quand l’opérateur sur le smartphone </text:span><text:span text:style-name="T262">n°1 (</text:span><text:span text:style-name="T256">affecté à la ligne d’arrivée</text:span><text:span text:style-name="T262">)</text:span><text:span text:style-name="T256"> est</text:span><text:span text:style-name="T254"> débordé par les arrivées nombreuses, </text:span><text:span text:style-name="T256">celui ne peut pas effectuer l’affectation sur le téléphone : </text:span><text:span text:style-name="T262">il est préférable d’effectuer l’association sur le serveur</text:span><text:span text:style-name="T254">.</text:span></text:p>
      <text:p text:style-name="P171"/>
      <text:p text:style-name="P168"><text:span text:style-name="T259">Q</text:span><text:span text:style-name="T255">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57">Une personne sera chargée des départages sur la ligne d’arrivée et indiquera dans quel ordre les coureurs devront s’engager dans le couloir. Dans une future version, une « photo-vidéo finish » sera </text:span><text:span text:style-name="T260">disponible</text:span><text:span text:style-name="T257"> sur l’</text:span><text:span text:style-name="T258">ordinateur</text:span><text:span text:style-name="T257"> </text:span><text:span text:style-name="T260">pour </text:span><text:span text:style-name="T263">palier</text:span><text:span text:style-name="T260"> toute contestation.</text:span></text:p>
      <text:p text:style-name="P172"/>
      <text:p text:style-name="P168"><text:span text:style-name="T259">Dans l’idéal, </text:span><text:span text:style-name="T257">pour une meilleur</text:span><text:span text:style-name="T259">e</text:span><text:span text:style-name="T257"> communication entre les divers acteurs, </text:span><text:span text:style-name="T259">s</text:span><text:span text:style-name="T257">i le lieu le permet, il est possible de faire revenir en arrière le couloir </text:span><text:span text:style-name="T261">permettant de</text:span><text:span text:style-name="T259"> scanner les </text:span><text:span text:style-name="T261">dossards des </text:span><text:span text:style-name="T259">coureurs</text:span><text:span text:style-name="T257">. </text:span><text:span text:style-name="T261">Ainsi, les diverses personnes chargées de l’organisation sont plus proches (et le wifi a la portée requise à coup sûr).</text:span></text:p>
      <text:p text:style-name="P174"/>
      <text:h text:style-name="P206" text:outline-level="1"><text:bookmark-start text:name="__RefHeading___Toc3073_1588615842"/><text:span text:style-name="T247">Un peu</text:span><text:span text:style-name="T235"> avant</text:span><text:span text:style-name="T234">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67">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2017689453" text:style-name="L13">
        <text:list-item>
          <text:p text:style-name="P255">en cas d’utilisation <text:span text:style-name="T248">prévue </text:span>d’une borne wifi, non reliée à internet :<text:span text:style-name="T193"> les ordinateurs ne changeront pas d’heure en cours de cross puisqu’ils n’ont pas internet pour se régler. Il n’y a donc aucun risque </text:span><text:span text:style-name="T200">et il est inutile de vérifier s’ils sont à l’heure </text:span><text:span text:style-name="T201">ou non</text:span><text:span text:style-name="T200">.</text:span></text:p>
        </text:list-item>
        <text:list-item>
          <text:p text:style-name="P256">en cas de partage de connexion d’un smartphone utilisé comme borne wifi :<text:span text:style-name="T193"> </text:span><text:span text:style-name="T197">pour éviter que les appareils </text:span><text:span text:style-name="T198">(smartphones, ordinateur) </text:span><text:span text:style-name="T197">changent d’heure en plein milieu de la course, il </text:span><text:span text:style-name="T199">est</text:span><text:span text:style-name="T196"> conseillé</text:span><text:span text:style-name="T199"> de</text:span><text:span text:style-name="T197"> </text:span><text:span text:style-name="T193">forcer la mise à l’heure </text:span><text:span text:style-name="T197">de tous ceux susceptibles d’être</text:span><text:span text:style-name="T193"> utilisés</text:span><text:span text:style-name="T195"> avant</text:span><text:span text:style-name="T193"> la course ! </text:span><text:span text:style-name="T197">(voir page suivante).</text:span></text:p>
          <text:p text:style-name="P257"/>
          <text:p text:style-name="P258"><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19">Dans windows :</text:span><text:span text:style-name="T247"> double clic sur l’horloge en bas à droite puis « paramètres de date et d’heure ».</text:span></text:p>
      <text:list xml:id="list175624680822082" text:continue-numbering="true" text:style-name="L13">
        <text:list-header>
          <text:p text:style-name="P257"><draw:line text:anchor-type="paragraph" draw:z-index="60" draw:name="Forme3_ 6" draw:style-name="gr3" draw:text-style-name="P289"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3" draw:text-style-name="P289" svg:x1="4.99cm" svg:y1="1.633cm" svg:x2="5.306cm" svg:y2="4.064cm"><text:p/></draw:line><text:line-break/>Dans la fenêtre qui s’ouvre, choisir « synchroniser maintenant ».</text:p>
      <text:p text:style-name="P164"/>
      <text:p text:style-name="P164"><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2"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3" draw:text-style-name="P289" svg:x1="11.556cm" svg:y1="1.138cm" svg:x2="9.386cm" svg:y2="2.285cm"><text:p/></draw:line><text:span text:style-name="T193">Dans les « paramètres », choisir « système » puis « Date et heure » puis </text:span><text:span text:style-name="T195">désactiver et réactiver</text:span><text:span text:style-name="T193"> la « définition automatique » de l’heure.</text:span></text:p>
      <text:p text:style-name="P166"/>
      <text:p text:style-name="P165"/>
      <text:p text:style-name="P173"/>
      <text:h text:style-name="P205"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5"><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4"><draw:line text:anchor-type="paragraph" draw:z-index="93" draw:name="Forme3_ 9" draw:style-name="gr3" draw:text-style-name="P289" svg:x1="8.617cm" svg:y1="0.782cm" svg:x2="10.88cm" svg:y2="0.489cm"><text:p/></draw:line><text:span text:style-name="T315">Dans le menu « gestion course en temps réel », l</text:span><text:span text:style-name="T192">a commande « Affichage des données de courses »</text:span> <text:line-break/>permet d’obtenir l’affichage <text:span text:style-name="T192">ci-dessous </text:span>qui sera en permanence utile durant la course. <text:span text:style-name="T315">C’est celui par défaut à l’ouverture de chronoHB.</text:span></text:p>
      <text:p text:style-name="P86"/>
      <text:p text:style-name="P8"/>
      <text:p text:style-name="P7">Cocher la case défilement automatique pour que le tableau <text:span text:style-name="T331">se décale pour </text:span>affiche<text:span text:style-name="T331">r </text:span>en permanence des derniers temps arrivés, en bas.</text:p>
      <text:p text:style-name="P42"><draw:frame text:anchor-type="paragraph" draw:z-index="14" draw:name="Forme2_0" draw:style-name="gr5" draw:text-style-name="P293" svg:width="4.829cm" svg:height="1.359cm" svg:x="14.298cm" svg:y="4.415cm"><draw:text-box><text:p text:style-name="P292"><text:span text:style-name="T377">L’affichage sur un écran</text:span></text:p><text:p text:style-name="P292"><text:span text:style-name="T377">auxiliaire est paramétrable.</text:span></text:p></draw:text-box></draw:frame><draw:frame text:anchor-type="paragraph" draw:z-index="12" draw:name="Forme2" draw:style-name="gr9" draw:text-style-name="P295" svg:width="8.931cm" svg:height="2.174cm" svg:x="0.478cm" svg:y="4.667cm"><draw:text-box><text:p text:style-name="P290"><text:span text:style-name="T377">Ici, apparaissent en temps réel les arrivées et dossards issus des smartphones.</text:span></text:p></draw:text-box></draw:frame><draw:line text:anchor-type="paragraph" draw:z-index="79" draw:name="Forme3_ 3" draw:style-name="gr3" draw:text-style-name="P289" svg:x1="3.51cm" svg:y1="0.095cm" svg:x2="2.168cm" svg:y2="1.109cm"><text:p/></draw:line><draw:frame text:anchor-type="paragraph" draw:z-index="13" draw:name="Forme2_1" draw:style-name="gr8" draw:text-style-name="P294" svg:width="8.931cm" svg:height="1.292cm" svg:x="10.208cm" svg:y="0.074cm"><draw:text-box><text:p text:style-name="P290"><text:span text:style-name="T378">Ces deux boutons permettent de modifier les informations remontées des smartphones.</text:span></text:p></draw:text-box></draw:frame><draw:frame text:anchor-type="paragraph" draw:z-index="82" draw:name="Forme2_ 1" draw:style-name="gr6" draw:text-style-name="P294" svg:width="5.031cm" svg:height="1.14cm" svg:x="14.469cm" svg:y="2.314cm"><draw:text-box><text:p text:style-name="P290"><text:span text:style-name="T378">Top départ ici</text:span></text:p></draw:text-box></draw:frame><draw:frame text:anchor-type="paragraph" draw:z-index="83" draw:name="Forme2_ 2" draw:style-name="gr5" draw:text-style-name="P293" svg:width="8.351cm" svg:height="1.359cm" svg:x="10.234cm" svg:y="6.936cm"><draw:text-box><text:p text:style-name="P292"><text:span text:style-name="T377">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1677793328" text:style-name="L14">
        <text:list-item>
          <text:p text:style-name="P212"><text:bookmark-start text:name="__RefHeading___Toc3149_2976250699"/>Le top départ des courses<text:bookmark-end text:name="__RefHeading___Toc3149_2976250699"/></text:p>
        </text:list-item>
      </text:list>
      <text:p text:style-name="P95">Il doit être <text:span text:style-name="T296">effectué</text:span><draw:frame draw:style-name="fr2" draw:name="Image22" text:anchor-type="char" svg:x="8.749cm" svg:y="0.198cm" svg:width="10.264cm" svg:height="2.372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32">groupements </text:span>3-G et 4-G en même temps. Le clic sur « PARTEZ » doit être effectué lors du coup de feu.</text:p>
      <text:p text:style-name="P95"/>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4"><draw:image xlink:href="Pictures/100000010000013000000048D5A5E4D230317F88.png" xlink:type="simple" xlink:show="embed" xlink:actuate="onLoad" draw:mime-type="image/png"/></draw:frame><draw:frame draw:style-name="fr2" draw:name="Image35" text:anchor-type="char" svg:x="7.627cm" svg:y="0cm" svg:width="10.848cm" svg:height="2.469cm" draw:z-index="85"><draw:image xlink:href="Pictures/10000001000002670000008C5B51291C52928596.png" xlink:type="simple" xlink:show="embed" xlink:actuate="onLoad" draw:mime-type="image/png"/></draw:frame></text:p>
      <text:p text:style-name="P184"><draw:line text:anchor-type="paragraph" draw:z-index="86" draw:name="Forme3_ 17" draw:style-name="gr3" draw:text-style-name="P289" svg:x1="3.579cm" svg:y1="2.114cm" svg:x2="4.332cm" svg:y2="1.341cm"><text:p/></draw:line><draw:line text:anchor-type="paragraph" draw:z-index="87" draw:name="Forme3_ 18" draw:style-name="gr3" draw:text-style-name="P289" svg:x1="7.019cm" svg:y1="1.341cm" svg:x2="7.628cm" svg:y2="1.341cm"><text:p/></draw:line></text:p>
      <text:p text:style-name="P184">Il est possible de cliquer sur le chrono d’une course pour modifier l’heure du départ. Cela peut être utile si l’on estime que :</text:p>
      <text:list xml:id="list2921560409" text:style-name="L15">
        <text:list-item>
          <text:p text:style-name="P259">l’on a cliqué sur le bouton départ une seconde après le coup de feu <text:span text:style-name="T296">(par exemple)</text:span> ;</text:p>
        </text:list-item>
        <text:list-item>
          <text:p text:style-name="P281"><text:span text:style-name="T178">l’</text:span><text:span text:style-name="T48">on devait lancer deux groupements simultanément et que l’on en a oublié l’un des deux (on peut lancer le deuxième puis paramétrer manuellement son heure de départ </text:span><text:span text:style-name="T180">en récupérant l’heure du premier,...</text:span><text:span text:style-name="T48">).</text:span></text:p>
        </text:list-item>
      </text:list>
      <text:p text:style-name="P162"><draw:frame draw:style-name="fr2" draw:name="Image49" text:anchor-type="char" svg:x="10.423cm" svg:y="0.09cm" svg:width="8.453cm" svg:height="2.016cm" draw:z-index="88"><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2">dans « Gestion course en temps réel »</text:span>. </text:p>
      <text:p text:style-name="P45"/>
      <text:p text:style-name="P162"><text:span text:style-name="T1">ATTENTION : </text:span>il n’est pas possible d’annuler l’annulation <text:span text:style-name="T229">et celle-ci ne demande aucune confirmation.</text:span></text:p>
      <text:p text:style-name="P162"><text:soft-page-break/></text:p>
      <text:list xml:id="list175624007306856" text:continue-list="list1677793328" text:style-name="L14">
        <text:list-item>
          <text:p text:style-name="P212"><draw:line text:anchor-type="paragraph" draw:z-index="25" draw:name="Forme3_3" draw:style-name="gr3" draw:text-style-name="P289"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7"/>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3" draw:text-style-name="P289"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08">Une erreur apparaît dans le cas contraire.</text:span></text:p>
      <text:p text:style-name="P107"><draw:line text:anchor-type="paragraph" draw:z-index="57" draw:name="Forme3_ 1" draw:style-name="gr3" draw:text-style-name="P289" svg:x1="14.868cm" svg:y1="4.378cm" svg:x2="17.055cm" svg:y2="0.305cm"><text:p/></draw:line></text:p>
      <text:p text:style-name="P9"><draw:line text:anchor-type="paragraph" draw:z-index="46" draw:name="Forme3_19" draw:style-name="gr3" draw:text-style-name="P289" svg:x1="11.779cm" svg:y1="2.763cm" svg:x2="17.468cm" svg:y2="1.81cm"><text:p/></draw:line><text:span text:style-name="T208">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294">(génère un BIP à chaque appui)</text:span></text:p>
      <text:p text:style-name="P106"/>
      <text:p text:style-name="P122">Il est possible de cliquer sur les boutons numérotés pour créer 2 à 5 temps en un seul clic (cas d’arrivée groupées). <text:span text:style-name="T209">Le nombre de temps correspondant sera créé en un seul clic </text:span><text:span text:style-name="T294">(</text:span><text:span text:style-name="T9">génère un BIP par groupe</text:span><text:span text:style-name="T294">)</text:span></text:p>
      <text:p text:style-name="P106"/>
      <text:p text:style-name="P193"><text:span text:style-name="T91">Il est possible d’</text:span><text:span text:style-name="T56">associer par anticipation un temps à un dossard</text:span><text:span text:style-name="T91">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8">. </text:span></text:p>
      <text:p text:style-name="P38">Cette démarche d’affectation d’un dossard à un<text:span text:style-name="T333">e heure d’arrivée</text:span> <text:span text:style-name="T236">est possible a posteriori </text:span><text:span text:style-name="T237">sur le smartphone </text:span><text:span text:style-name="T236">(voir ci-dessous) </text:span><text:span text:style-name="T237">mais</text:span><text:span text:style-name="T235"> </text:span><text:span text:style-name="T333">est conseillée</text:span><text:span text:style-name="T235"> sur l’ordinateur serveur </text:span><text:span text:style-name="T238">(paragraphe 4.a. ci après)</text:span><text:span text:style-name="T237">.</text:span><text:span text:style-name="T235"> </text:span><text:span text:style-name="T237">En effet, en pratique, l’opérateur sur la ligne d’arrivée n’a pas forcément le temps de rentrer dans le menu car de nombreux coureurs </text:span><text:span text:style-name="T243">arrivent peu après et </text:span><text:span text:style-name="T237">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3" draw:text-style-name="P289" svg:x1="12.675cm" svg:y1="0.397cm" svg:x2="13.365cm" svg:y2="4.089cm"><text:p/></draw:line></text:p>
      <text:p text:style-name="P191"><draw:line text:anchor-type="paragraph" draw:z-index="47" draw:name="Forme3_20" draw:style-name="gr3" draw:text-style-name="P289" svg:x1="4.967cm" svg:y1="1.122cm" svg:x2="6.676cm" svg:y2="2.138cm"><text:p/></draw:line><text:span text:style-name="T168">En sélectionnant un temps </text:span><text:span text:style-name="T169">dans l’interface</text:span><text:span text:style-name="T168">, il</text:span><text:span text:style-name="T48"> est possible de :</text:span></text:p>
      <text:p text:style-name="P27"/>
      <text:list xml:id="list3192868488" text:style-name="L16">
        <text:list-item>
          <text:p text:style-name="P247"><text:span text:style-name="T210">insérer un autre temps<text:line-break/></text:span><text:span text:style-name="T211">(</text:span><text:span text:style-name="T210">saisie manuelle</text:span><text:span text:style-name="T211">),</text:span></text:p>
        </text:list-item>
        <text:list-item>
          <text:p text:style-name="P247">supprimer <text:span text:style-name="T210">le temps sélectionné.</text:span></text:p>
        </text:list-item>
        <text:list-item>
          <text:p text:style-name="P248">dupliquer <text:span text:style-name="T210">celui-ci </text:span>(quelques centièmes seront ajoutés pour que deux temps ne soient jamais identiques),</text:p>
        </text:list-item>
        <text:list-item>
          <text:p text:style-name="P282"><text:span text:style-name="T93">a</text:span><text:span text:style-name="T80">ffecter le temps sélectionné à un dossard a posteriori.</text:span></text:p>
        </text:list-item>
      </text:list>
      <text:p text:style-name="P20"/>
      <text:p text:style-name="P132"><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9"/>
      <text:p text:style-name="P129"/>
      <text:p text:style-name="P131">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34">Cette opération est également conseillée </text:span><text:span text:style-name="T14">juste après une arrivée massive</text:span><text:span text:style-name="T334"> (cas où l’opérateur sur le smartphone n°1 a un doute sur le nombre de clics qu’il fallait effectuer). </text:span><text:span text:style-name="T352">Cette affectation s’effectue</text:span> dans la colonne « doss. <text:span text:style-name="T352">Affecté</text:span> » à côté de l’heure d’arrivée qui vient d’apparaître <text:span text:style-name="T246">(</text:span><text:span text:style-name="T6">double-clic </text:span><text:span text:style-name="T7">pour modifier ; entrée pour valider ; Echap pour annuler</text:span><text:span text:style-name="T246">).</text:span></text:p>
      <text:p text:style-name="P128"><draw:line text:anchor-type="paragraph" draw:z-index="58" draw:name="Forme3_ 4" draw:style-name="gr3" draw:text-style-name="P289"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5"><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35">de tous les temps ultérieurs, lié à une erreur de saisie de l’opérateur n°1 (et surtout</text:span> d’une course <text:span text:style-name="T353">sur l’autre</text:span><text:span text:style-name="T335">)</text:span>. </text:p>
      <text:p text:style-name="P65"/>
      <text:p text:style-name="P66">D’une façon générale, <text:span text:style-name="T1">en cas de doute</text:span> sur un effectif franchissant la l<text:span text:style-name="T353">i</text:span>gne d’arrivée, <text:span text:style-name="T1">il est souhaitable d’affecter au temps suivant un numéro de dossard afin d’être certain de </text:span><text:span text:style-name="T16">la validité de</text:span><text:span text:style-name="T1">s temps qui suivent…</text:span></text:p>
      <text:p text:style-name="P71"/>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75624654815739" text:continue-list="list175624007306856" text:style-name="L14">
        <text:list-item>
          <text:p text:style-name="P212"><draw:line text:anchor-type="paragraph" draw:z-index="26" draw:name="Forme3_4" draw:style-name="gr3" draw:text-style-name="P289"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2">n°2 </text:span>peut éventuellement être accroché à une barrière. <text:span text:style-name="T336">Dans ce cas, i</text:span><text:span text:style-name="T213">l est souhaitable qu’il soit </text:span><text:span text:style-name="T3">alimenté</text:span><text:span text:style-name="T213"> car l’appareil photo sera allumé en permanence pour scanner les QR-codes. La veille pourra alors être désactivée. </text:span>Les coureurs peuvent recevoir pour consigne de présenter leur dossard devant l’appareil photo de celui-ci. <text:span text:style-name="T354">Le message vocal prévu dans le menu « paramètre du cross » semble alors indispensable pour signifier au coureur la bonne prise en compte de son passage.</text:span></text:p>
      <text:p text:style-name="P152"><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55">(plus rapide et efficace pour scanner les </text:span><text:span text:style-name="T356">dossards</text:span><text:span text:style-name="T355">)</text:span> qui pourra le déverouiller via son empreinte digitale. Dans ce cas, la veille est souhaitable pour une autonomie maximale.</text:p>
      <text:p text:style-name="P29"/>
      <text:p text:style-name="P34"><draw:line text:anchor-type="paragraph" draw:z-index="31" draw:name="Forme3_9" draw:style-name="gr3" draw:text-style-name="P289" svg:x1="12.023cm" svg:y1="2.782cm" svg:x2="13.23cm" svg:y2="0.813cm"><text:p/></draw:line>Les derniers dossards scannés apparaissent en haut de l’interface.</text:p>
      <text:p text:style-name="P34">Les plus anciens disparaissent vers le bas <text:span text:style-name="T207">au fur et à mesure <text:line-break/></text:span><text:span text:style-name="T244">(défilement possible pour corriger un problème passé).</text:span></text:p>
      <text:p text:style-name="P27"/>
      <text:p text:style-name="P35">Sur cette interface, il est possible de :</text:p>
      <text:list xml:id="list1197981513" text:style-name="L17">
        <text:list-item>
          <text:p text:style-name="P249"><draw:line text:anchor-type="paragraph" draw:z-index="32" draw:name="Forme3_10" draw:style-name="gr3" draw:text-style-name="P289" svg:x1="12.684cm" svg:y1="0.333cm" svg:x2="17.799cm" svg:y2="3.596cm"><text:p/></draw:line>scanner les dossards de façon automatique (cas quasi-permanent) ;</text:p>
          <text:p text:style-name="P250"/>
        </text:list-item>
        <text:list-item>
          <text:p text:style-name="P250"><draw:line text:anchor-type="paragraph" draw:z-index="33" draw:name="Forme3_11" draw:style-name="gr3" draw:text-style-name="P289" svg:x1="13.014cm" svg:y1="0.263cm" svg:x2="15.991cm" svg:y2="2.6cm"><text:p/></draw:line>saisir manuellement un numéro de dossard (cas d’un dossard perdu) ;</text:p>
          <text:p text:style-name="P250"/>
        </text:list-item>
        <text:list-item>
          <text:p text:style-name="P251"><draw:line text:anchor-type="paragraph" draw:z-index="34" draw:name="Forme3_13" draw:style-name="gr3" draw:text-style-name="P289" svg:x1="12.691cm" svg:y1="0.607cm" svg:x2="14.271cm" svg:y2="1.715cm"><text:p/></draw:line>rechercher le dossard d’un coureur (cas d’un dossard perdu, dont le numéro a été oublié) ;</text:p>
          <text:p text:style-name="P283"><text:span text:style-name="T156"><text:line-break/>Remarques : </text:span><text:span text:style-name="T154">Le document </text:span><text:span text:style-name="T155">0-listing.pdf, </text:span><text:span text:style-name="T154">évoqué dans la partie « préparation de la course » peut permettre d’éviter la recherche, en disposant de tous les QR-codes dans un porte-vue. </text:span></text:p>
          <text:p text:style-name="P233">Néanmoins, cette recherche est très rapide.</text:p>
        </text:list-item>
      </text:list>
      <text:p text:style-name="P61">La recherche dans l’annuaire nécessite la connexion au serveur en temps réel <text:span text:style-name="T357">(pas de panne wifi à cet instant)</text:span>. Il est possible de <text:span text:style-name="T1">chercher par éléments du nom, du prénom ou de la classe</text:span> <text:span text:style-name="T337">(pas forcément les premiers caractères de chaque critère)</text:span>. </text:p>
      <text:p text:style-name="P62"/>
      <text:section text:style-name="Sect3" text:name="Section2">
        <text:p text:style-name="P63"><draw:line text:anchor-type="paragraph" draw:z-index="49" draw:name="Forme3_21" draw:style-name="gr3" draw:text-style-name="P289" svg:x1="6.311cm" svg:y1="1.473cm" svg:x2="3.466cm" svg:y2="3.752cm"><text:p/></draw:line>A chaque saisie d’un caractère, le smartphone effectue une recherche avec les éléments fournis et établit le nombre de correspondances.</text:p>
        <text:p text:style-name="P64"><draw:line text:anchor-type="paragraph" draw:z-index="51" draw:name="Forme3_22" draw:style-name="gr3" draw:text-style-name="P289"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38">OK</text:span> ».</text:p>
      </text:section>
      <text:p text:style-name="P60"><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0"/>
      <text:p text:style-name="P70"/>
      <text:p text:style-name="P70"/>
      <text:p text:style-name="P70"/>
      <text:p text:style-name="P70"/>
      <text:p text:style-name="P70"/>
      <text:p text:style-name="P70"/>
      <text:p text:style-name="P70"><draw:frame text:anchor-type="paragraph" draw:z-index="97" draw:name="Cadre de texte 1" draw:style-name="gr2" draw:text-style-name="P288" svg:width="1.749cm" svg:height="0.546cm" svg:x="12.188cm" svg:y="0.086cm"><draw:text-box><text:p><text:span text:style-name="T375">LACROIX</text:span></text:p></draw:text-box></draw:frame><draw:frame text:anchor-type="paragraph" draw:z-index="98" draw:name="Cadre de texte 2" draw:style-name="gr2" draw:text-style-name="P288" svg:width="1.749cm" svg:height="0.546cm" svg:x="15.475cm" svg:y="0.076cm"><draw:text-box><text:p><text:span text:style-name="T375">Olivier</text:span></text:p></draw:text-box></draw:frame></text:p>
      <text:p text:style-name="P70"/>
      <text:p text:style-name="P70"/>
      <text:p text:style-name="P70"/>
      <text:p text:style-name="P70"/>
      <text:p text:style-name="P70"/>
      <text:p text:style-name="P70"/>
      <text:p text:style-name="P70"/>
      <text:p text:style-name="P70"/>
      <text:p text:style-name="P196"><text:span text:style-name="T164">Après une sélection </text:span><text:span text:style-name="T163">(un bouton « action » apparaît)</text:span><text:span text:style-name="T164">, </text:span><text:span text:style-name="T165">on peut</text:span><text:span text:style-name="T164"> :</text:span></text:p>
      <text:list xml:id="list175624049981327" text:continue-numbering="true" text:style-name="L17">
        <text:list-item>
          <text:p text:style-name="P253"><draw:line text:anchor-type="paragraph" draw:z-index="39" draw:name="Forme3_15" draw:style-name="gr7" draw:text-style-name="P289" svg:x1="-0.758cm" svg:y1="0.146cm" svg:x2="-0.806cm" svg:y2="10.131cm"><text:p/></draw:line><draw:line text:anchor-type="paragraph" draw:z-index="38" draw:name="Forme3_14" draw:style-name="gr7" draw:text-style-name="P289" svg:x1="0.417cm" svg:y1="0.146cm" svg:x2="-0.758cm" svg:y2="0.146cm"><text:p/></draw:line>Obtenir des informations sur le dossard scanné.</text:p>
        </text:list-item>
        <text:list-item>
          <text:p text:style-name="P252">Supprimer un dossard scanné par erreur.</text:p>
        </text:list-item>
        <text:list-item>
          <text:p text:style-name="P252">Insérer après un dossard sélectionné un dossard (à saisir manuellement).</text:p>
        </text:list-item>
        <text:list-item>
          <text:p text:style-name="P252">Avancer ou reculer le dossard sélectionné dans l’interface du smartphone <text:span text:style-name="T339">(RAPPEL : les dossards plus bas sont </text:span><text:span text:style-name="T17">devant</text:span><text:span text:style-name="T339"> les dossards en haut de l’interface)</text:span>.</text:p>
          <text:p text:style-name="P252"><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7"><draw:line text:anchor-type="paragraph" draw:z-index="36" draw:name="Forme3_12" draw:style-name="gr3" draw:text-style-name="P289"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0" draw:name="Forme3_16" draw:style-name="gr3" draw:text-style-name="P289" svg:x1="-0.806cm" svg:y1="0.413cm" svg:x2="0.586cm" svg:y2="0.395cm"><text:p/></draw:line><draw:frame text:anchor-type="paragraph" draw:z-index="99" draw:name="Cadre de texte 3" draw:style-name="gr1" draw:text-style-name="P287" svg:width="1.186cm" svg:height="0.391cm" svg:x="1.302cm" svg:y="0.242cm"><draw:text-box><text:p><text:span text:style-name="T374">LACROIX</text:span></text:p></draw:text-box></draw:frame><draw:frame text:anchor-type="paragraph" draw:z-index="100" draw:name="Cadre de texte 4" draw:style-name="gr1" draw:text-style-name="P287" svg:width="1.186cm" svg:height="0.391cm" svg:x="3.727cm" svg:y="0.249cm"><draw:text-box><text:p><text:span text:style-name="T374">Olivier</text:span></text:p></draw:text-box></draw:frame></text:p>
      <text:p text:style-name="P27"/>
      <text:p text:style-name="P27"/>
      <text:p text:style-name="P153"><text:span text:style-name="T40">Remarque :</text:span><text:span text:style-name="T23"> si ce smartphone arrive en fin de batterie, il est possible de le remplacer par un autre.</text:span></text:p>
      <text:p text:style-name="P15"/>
      <text:p text:style-name="P153"><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8"/>
      <text:list xml:id="list175623850591275" text:continue-list="list175624654815739" text:style-name="L14">
        <text:list-item>
          <text:p text:style-name="P212"><text:bookmark-start text:name="__RefHeading___Toc3143_2976250699"/>Usage du serveur durant la course<text:bookmark-end text:name="__RefHeading___Toc3143_2976250699"/></text:p>
          <text:p text:style-name="P284"/>
        </text:list-item>
      </text:list>
      <text:p text:style-name="P97">Normalement, si les <text:span text:style-name="T362">données de la base et les saisies sur smartphone</text:span> sont correctes, l’ordinateur ne sert qu’à <text:span text:style-name="T18">donner les « TOP départs »</text:span><text:span text:style-name="T358">, </text:span>centraliser les informations <text:span text:style-name="T291">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59">récupérées</text:span> <text:span text:style-name="T359">d</text:span>es deux téléphones, <text:span text:style-name="T214">à afficher les informations utiles sur l’</text:span><text:span text:style-name="T360">écran supplémentaire (TV,…).</text:span></text:p>
      <text:p text:style-name="P97"/>
      <text:list xml:id="list216096698" text:style-name="L18">
        <text:list-item>
          <text:p text:style-name="P218"><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4"><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0">heures de passage</text:span> sur la ligne d’arrivée a un doute. Dans ce cas, affecter au temps qui suit <text:span text:style-name="T340">son dossard</text:span> permet d’être certain de bien recaler la correspondance <text:span text:style-name="T340">heures de passages</text:span>-dossards. Cette démarche doit être priviligiée sur le serveur car l’opérateur sur le smartphone n’a pas forcément le temps nécessaire pour cela.</text:p>
      <text:p text:style-name="P200"><draw:line text:anchor-type="paragraph" draw:z-index="95" draw:name="Forme3_ 5" draw:style-name="gr3" draw:text-style-name="P289"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4">double-clic </text:span><text:span text:style-name="T60">pour modifier ; entrée pour valider ; Echap pour annuler</text:span><text:span text:style-name="T88">).</text:span></text:p>
      <text:p text:style-name="P110"/>
      <text:p text:style-name="P110"><draw:frame draw:style-name="fr2" draw:name="Image38" text:anchor-type="char" svg:x="0.088cm" svg:y="0.046cm" svg:width="18.479cm" svg:height="4.509cm" draw:z-index="94"><draw:image xlink:href="Pictures/100000010000046300000112F472A51E46ACE93D.png" xlink:type="simple" xlink:show="embed" xlink:actuate="onLoad" draw:mime-type="image/png"/></draw:frame></text:p>
      <text:p text:style-name="P13"><text:span text:style-name="T216">Remarque :</text:span> on constate ici que l’heure de passage 11:00:03:70 ne correspond à aucun coureur. Elle sera ignorée. Dans le cas contraire où il manque une heure de passage, le dernier temps précédent <text:span text:style-name="T341">celui affecté à un dossard </text:span>sera <text:span text:style-name="T341">associé</text:span> à plusieurs coureurs. </text:p>
      <text:p text:style-name="P99"/>
      <text:list xml:id="list175624677903887" text:continue-numbering="true" text:style-name="L18">
        <text:list-item>
          <text:p text:style-name="P218"><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4"/>
      <text:p text:style-name="P101">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1">résultats</text:span> <text:span text:style-name="T361">d’un groupement</text:span> <text:span text:style-name="T223">(exemples : 3-F, 3-G,...)</text:span>, classement du challenge par classe (les meilleurs de chaque classe<text:span text:style-name="T342">)</text:span>. </text:p>
      <text:p text:style-name="P101"/>
      <text:p text:style-name="P10"><text:span text:style-name="T223">Exemple : </text:span><text:span text:style-name="T268">en cochant </text:span><text:span text:style-name="T223">3-</text:span><text:span text:style-name="T268">G</text:span><text:span text:style-name="T223">, 4-</text:span><text:span text:style-name="T268">F et 6</text:span>, <text:span text:style-name="T268">on affiche</text:span><text:span text:style-name="T269">ra</text:span><text:span text:style-name="T268"> successivement les résultats des courses 3-G et 4-F </text:span><text:span text:style-name="T361">et</text:span><text:span text:style-name="T268"> le challenge des élèves de 6ème.</text:span></text:p>
      <text:p text:style-name="P11"/>
      <text:p text:style-name="P12"><draw:line text:anchor-type="paragraph" draw:z-index="96" draw:name="Forme3_ 21" draw:style-name="gr3" draw:text-style-name="P289"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54"><text:span text:style-name="T1">L’affichage peut être effectué par un autre ordinateur</text:span> (sur le même réseau wifi) : <text:span text:style-name="T344">saisir</text:span> dans un navigateur l’adresse indiquée dans la bulle qui apparaît lors du survol du bouton « ouvrir un navigateur ». <text:span text:style-name="T344">L’actualisation s’effectuera au fur et à mesure de la course sans autre intervention.</text:span></text:p>
      <text:p text:style-name="P103"><text:soft-page-break/></text:p>
      <text:p text:style-name="P203"><text:span text:style-name="T72">L’affichage peut aussi être</text:span><text:span text:style-name="T69"> filaire </text:span><text:span text:style-name="T73">avec </text:span><text:span text:style-name="T68">l’ordinateur </text:span><text:span text:style-name="T73">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8"/>
      <text:p text:style-name="P41"/>
      <text:p text:style-name="P133"><text:span text:style-name="T5">Cliquer sur le bouton « Actualiser l’affichage »</text:span><text:span text:style-name="T245"> quand vous souhaitez juste modifier l’affichage au </text:span><text:span text:style-name="T269">f</text:span><text:span text:style-name="T245">ur et à mesure de l’épreuve. La</text:span><text:span text:style-name="T215"> page web boucle sur les tableaux de résultats demandés et s’actualise à chaque boucle.</text:span></text:p>
      <text:p text:style-name="P98"/>
      <text:p text:style-name="P98"/>
      <text:list xml:id="list175625116239477" text:continue-numbering="true" text:style-name="L18">
        <text:list-item>
          <text:p text:style-name="P218"><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90" draw:name="Forme3_ 19" draw:style-name="gr3" draw:text-style-name="P289" svg:x1="15.979cm" svg:y1="2.166cm" svg:x2="14.413cm" svg:y2="2.226cm"><text:p/></draw:line><draw:frame text:anchor-type="paragraph" draw:z-index="92" draw:name="Forme 1" draw:style-name="gr4" draw:text-style-name="P291" svg:width="2.987cm" svg:height="4.869cm" svg:x="15.886cm" svg:y="0.18cm"><draw:text-box><text:p text:style-name="P290"><text:span text:style-name="T376">ASTUCE :</text:span><text:span text:style-name="T376"><text:line-break/></text:span><text:span text:style-name="T376"/></text:p><text:p text:style-name="P290"><text:span text:style-name="T376">Un clic sur une erreur permet une correction rapide de celle-ci.</text:span></text:p></draw:text-box></draw:frame><draw:frame draw:style-name="fr3" draw:name="Image23" text:anchor-type="char" svg:x="-0.467cm" svg:y="0.118cm" svg:width="16.231cm" svg:height="4.812cm" draw:z-index="89"><draw:image xlink:href="Pictures/100000010000037700000107558383B4E5D7DB9F.png" xlink:type="simple" xlink:show="embed" xlink:actuate="onLoad" draw:mime-type="image/png"/></draw:frame></text:p>
      <text:list xml:id="list4288564312" text:style-name="L19">
        <text:list-item>
          <text:p text:style-name="P236"><text:span text:style-name="T236">Le coureur est noté « dispensé » et il a franchi la ligne d’arrivée. Il suffit de le </text:span><text:span text:style-name="T239">rendre « présent ».</text:span></text:p>
        </text:list-item>
        <text:list-item>
          <text:p text:style-name="P237"><text:span text:style-name="T236">Le coureur est noté «</text:span><text:span text:style-name="T239">absent</text:span><text:span text:style-name="T236">» et il a franchi la ligne d’arrivée. Il suffit de le </text:span><text:span text:style-name="T239">rendre « présent ».</text:span></text:p>
        </text:list-item>
        <text:list-item>
          <text:p text:style-name="P238"><text:span text:style-name="T239">L</text:span><text:span text:style-name="T236">a course n’a pas commencé alors que le coureur a franchi la ligne d’arrivée </text:span><text:span text:style-name="T240">ou l</text:span><text:span text:style-name="T236">e coureur a un temps négatif. </text:span><text:span text:style-name="T240">Ces deux erreurs sont souvent liées au fait qu’un coureur n’a pas couru dans la bonne catégorie ou que sa catégorie a été mal saisie. <text:line-break/><text:line-break/>Pour les corriger, il suffit de </text:span><text:span text:style-name="T370">cliquer sur l’erreur</text:span><text:span text:style-name="T240">.</text:span></text:p>
        </text:list-item>
      </text:list>
      <text:p text:style-name="P136"/>
      <text:p text:style-name="P135">Exceptionnellement, si l’opérateur sur la ligne d’arrivée, à côté du serveur, signale qu’il a cliqué trop tôt ou trop tard, il est possible de modifier un<text:span text:style-name="T297">e heure d’arrivée</text:span> manuellement par un double clic sur <text:span text:style-name="T297">celle</text:span>-ci.</text:p>
      <text:p text:style-name="P135"><draw:line text:anchor-type="paragraph" draw:z-index="91" draw:name="Forme3_ 20" draw:style-name="gr3" draw:text-style-name="P289"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297">Remarque : toute modification de l’heure d’arrivée supprimera le dossard qui lui était affecté </text:span><text:span text:style-name="T345">(pour éviter d’énormes incohérences)</text:span><text:span text:style-name="T297">.</text:span></text:p>
      <text:p text:style-name="P130"/>
      <text:p text:style-name="P155"/>
      <text:p text:style-name="P202"><text:span text:style-name="T74">De plus</text:span><text:span text:style-name="T54">, à vocation de dépannage, i</text:span><text:span text:style-name="T55">l est possible </text:span><text:span text:style-name="T60">sur l’ordinateur</text:span><text:span text:style-name="T55"> :</text:span></text:p>
      <text:p text:style-name="P46"/>
      <text:list xml:id="list204991087" text:style-name="L20">
        <text:list-item>
          <text:p text:style-name="P239">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3" draw:text-style-name="P289" svg:x1="5.752cm" svg:y1="0.053cm" svg:x2="5.752cm" svg:y2="0.861cm"><text:p/></draw:line></text:p>
      <text:p text:style-name="P123"><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175625125614912" text:continue-numbering="true" text:style-name="L20">
        <text:list-item>
          <text:p text:style-name="P239">d’effectuer des modifications sur les dossards scannés (infos du smartphone n°2)</text:p>
        </text:list-item>
      </text:list>
      <text:list xml:id="list2319226757" text:style-name="L21">
        <text:list-header>
          <text:p text:style-name="P254"/>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3" draw:text-style-name="P289" svg:x1="5.306cm" svg:y1="0.044cm" svg:x2="5.306cm" svg:y2="0.852cm"><text:p/></draw:line></text:p>
      <text:p text:style-name="P96"><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7"><text:span text:style-name="T1">ATTENTION :</text:span> toute modification intervenue sur un <text:span text:style-name="T252">dossard arrivé</text:span> ou sur un temps depuis l’interface du serveur ne devra pas être suivie de <text:span text:style-name="T249">correction</text:span> sur le smartphone correspondan<text:span text:style-name="T250">t</text:span>. Il y a un risque d’incohérence des données.</text:p>
      <text:p text:style-name="P157">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51">Par contre, </text:span><text:span text:style-name="T346">bien sûr, </text:span><text:span text:style-name="T251">je peux poursuivre les modifications sur les smartphones pour d’autres </text:span><text:span text:style-name="T252">dossards</text:span><text:span text:style-name="T251"> ou temps...</text:span></text:p>
      <text:h text:style-name="P205" text:outline-level="1"><text:bookmark-start text:name="__RefHeading___Toc3077_1588615842"/><text:span text:style-name="T129">A</text:span><text:span text:style-name="T130">près les courses</text:span><text:bookmark-end text:name="__RefHeading___Toc3077_1588615842"/></text:h>
      <text:p text:style-name="P100"><draw:frame draw:style-name="fr2" draw:name="Image32" text:anchor-type="char" svg:x="6.403cm" svg:y="0.358cm" svg:width="7.144cm" svg:height="1.905cm" draw:z-index="22"><draw:image xlink:href="Pictures/100000010000017600000065796D6769C02512B3.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5"><text:span text:style-name="T89">L</text:span><text:span text:style-name="T90">e menu ci-</text:span><text:span text:style-name="T100">contre</text:span><text:span text:style-name="T90"> permet de :</text:span></text:p>
      <text:p text:style-name="P105"/>
      <text:p text:style-name="P105"/>
      <text:p text:style-name="P105"/>
      <text:p text:style-name="P105"/>
      <text:p text:style-name="P105"/>
      <text:list xml:id="list3549238382" text:style-name="L22">
        <text:list-item>
          <text:p text:style-name="P213"><text:bookmark-start text:name="__RefHeading___Toc3141_2976250699"/>g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20">utilisateur quand les pdf sont </text:span><text:span text:style-name="T221">tous </text:span><text:span text:style-name="T220">prêts </text:span><text:span text:style-name="T226">et ouvre automatiquement le dossier les contenant quand ils sont prêts (sous windows uniquement).</text:span></text:p>
      <text:p text:style-name="P104"/>
      <text:p text:style-name="P190"><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4"/>
      <text:list xml:id="list2565055423" text:style-name="L23">
        <text:list-item>
          <text:p text:style-name="P260">_statistiques.pdf : <text:span text:style-name="T193">contient </text:span><text:span text:style-name="T203">l</text:span><text:span text:style-name="T193">es statistiques </text:span><text:span text:style-name="T203">des courses</text:span><text:span text:style-name="T193"> </text:span><text:span text:style-name="T194">(arrivées, absents, dispensés, abandons)</text:span><text:span text:style-name="T193">, avec séparation fille-garçon.</text:span></text:p>
          <text:p text:style-name="P261"/>
        </text:list-item>
        <text:list-item>
          <text:p text:style-name="P260">Les résultats des challenges :<text:span text:style-name="T193"> ce sont les fichiers à un caractère (3.pdf, 4.pdf, …). </text:span><text:span text:style-name="T202">Ils n’existent que si les « catégories par classe » sont utilisées.</text:span></text:p>
          <text:p text:style-name="P261"/>
        </text:list-item>
        <text:list-item>
          <text:p text:style-name="P285"><text:span text:style-name="T148">Les résultats des catégories :</text:span><text:span text:style-name="T132"> ce sont les fichiers qui portent les noms de celles-ci (3-F.pdf, 3-G.pdf, …).</text:span></text:p>
          <text:p text:style-name="P261"/>
        </text:list-item>
        <text:list-item>
          <text:p text:style-name="P285"><text:span text:style-name="T148">Les résultats de chaque classe </text:span><text:span text:style-name="T149">(si ce paramètre est choisi)</text:span><text:span text:style-name="T148"> :</text:span><text:span text:style-name="T132"> ce sont les fichiers qui portent les noms des classes </text:span><text:span text:style-name="T133">(ici, ce sont 31.pdf, 32.pdf, etc...)</text:span><text:span text:style-name="T132">.</text:span></text:p>
        </text:list-item>
      </text:list>
      <text:p text:style-name="P104"/>
      <text:p text:style-name="P100"/>
      <text:p text:style-name="P100"/>
      <text:list xml:id="list175624410621023" text:continue-list="list3549238382" text:style-name="L22">
        <text:list-item>
          <text:p text:style-name="P214"><text:bookmark-start text:name="__RefHeading___Toc3139_2976250699"/><text:span text:style-name="T65">générer un</text:span><text:span text:style-name="T61"> </text:span><text:span text:style-name="T64">fichier tableur </text:span><text:span text:style-name="T65">xlsx</text:span><text:bookmark-end text:name="__RefHeading___Toc3139_2976250699"/></text:p>
          <text:p text:style-name="P286"/>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list xml:id="list175624045259935" text:continue-list="list175623850591275" text:style-name="L14">
        <text:list-header>
          <text:p text:style-name="P240"/>
        </text:list-header>
      </text:list>
      <text:p text:style-name="P87"/>
      <text:p text:style-name="P49"/>
      <text:p text:style-name="P49"/>
      <text:p text:style-name="P3"/>
      <text:h text:style-name="P205" text:outline-level="1"><text:bookmark-start text:name="__RefHeading___Toc3079_1588615842"/>Dépannage <text:span text:style-name="T305">du serveur </text:span><text:span text:style-name="T304">durant la course</text:span><text:bookmark-end text:name="__RefHeading___Toc3079_1588615842"/></text:h>
      <text:p text:style-name="P3"/>
      <text:p text:style-name="P51"><text:span text:style-name="T216">Des sauvegardes AUTOMATIQUES sont effectuées </text:span><text:span text:style-name="T218">dans le dossier « ChronoHB/db »</text:span><text:span text:style-name="T216"> :</text:span></text:p>
      <text:list xml:id="list2102311280" text:style-name="L24">
        <text:list-item>
          <text:p text:style-name="P262">durant la course : au plus toutes les minutes, si une information nouvelle a été traitée (depuis les smartphones ou sur l’interface graphique du serveur).</text:p>
        </text:list-item>
        <text:list-item>
          <text:p text:style-name="P262">avant de tout import de données (CSV,…)</text:p>
        </text:list-item>
        <text:list-item>
          <text:p text:style-name="P262">avant de la fermeture de l’application</text:p>
        </text:list-item>
        <text:list-item>
          <text:p text:style-name="P262">avant chaque récupération d’une sauvegarde ancienne.</text:p>
        </text:list-item>
      </text:list>
      <text:p text:style-name="P51"/>
      <text:p text:style-name="P197"><text:span text:style-name="T166">Une sauvegarde </text:span><text:span text:style-name="T167">automatique sur clé USB est possible durant la course en paramétrant le menu correspondant dans le menu « Préparation course» puis « paramètres du cross».</text:span></text:p>
      <text:p text:style-name="P53">Bien renseigner le chemin vers la clé USB.</text:p>
      <text:p text:style-name="P54"><draw:line text:anchor-type="paragraph" draw:z-index="68" draw:name="Forme3_ 10" draw:style-name="gr3" draw:text-style-name="P289"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1"/>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72">connecté au même réseau wifi,</text:span> peut récupérer les données de la clé USB dans le menu « réinitialisation » puis « récupérer une sauvegarde » <text:span text:style-name="T271">puis sélectionner la sauvegarde datée (la dernière en cas de panne soudaine) <text:s text:c="2"/>puis « ouvrir ».</text:span></text:p>
      <text:p text:style-name="P53"><draw:line text:anchor-type="paragraph" draw:z-index="71" draw:name="Forme3_ 11" draw:style-name="gr3" draw:text-style-name="P289" svg:x1="14.797cm" svg:y1="0.007cm" svg:x2="15.785cm" svg:y2="7.504cm"><text:p/></draw:line><draw:line text:anchor-type="paragraph" draw:z-index="73" draw:name="Forme3_ 13" draw:style-name="gr3" draw:text-style-name="P289" svg:x1="3.932cm" svg:y1="0.018cm" svg:x2="1.939cm" svg:y2="2.138cm"><text:p/></draw:line><draw:line text:anchor-type="paragraph" draw:z-index="72" draw:name="Forme3_ 12" draw:style-name="gr3" draw:text-style-name="P289"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3">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3" draw:text-style-name="P289" svg:x1="9.223cm" svg:y1="2.45cm" svg:x2="13.888cm" svg:y2="3.524cm"><text:p/></draw:line>Dans le cas d’un changement d’ordinateur serveur, il risque de ne pas posséder la même IP <text:span text:style-name="T272">sur le réseau wifi</text:span> et ne sera pas contacté immédiatement par les smartphones. <text:span text:style-name="T272">Trouver un temps où les opérateurs </text:span><text:span text:style-name="T299">des smartphones</text:span><text:span text:style-name="T272"> sont disponibles et, dans le menu « paramètres » des smartphones, choisir « retrouver serveur sur réseau local » </text:span><text:span text:style-name="T299">ou régler la nouvelle IP manuellement</text:span><text:span text:style-name="T272">.</text:span></text:p>
      <text:p text:style-name="P53"/>
      <text:p text:style-name="P53"/>
      <text:p text:style-name="P53"/>
      <text:h text:style-name="P205" text:outline-level="1"><text:bookmark-start text:name="__RefHeading___Toc3081_1588615842"/>Informations techniques<text:bookmark-end text:name="__RefHeading___Toc3081_1588615842"/></text:h>
      <text:p text:style-name="P67"/>
      <text:p text:style-name="P68">Le programme est écrit en python 3 et nécessite quelques bibliothèques additionnelles (export de fichiers xlsx, impression sous windows, …). <text:span text:style-name="T364">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69">L’application android a été réalisée avec appinventor. Les requêtes <text:span text:style-name="T365">effectuées par les smartphones sont détaillées dans les commentaires du fichier cgi/Arrivee.pyw. </text:span><text:span text:style-name="T368">Une implémentation compatible iOS-Android pourra être réalisée sur la base des mêmes échanges mais n’est pas prévue dans l’immédiat.</text:span></text:p>
      <text:p text:style-name="P69"/>
      <text:p text:style-name="P58"><text:span text:style-name="T1">Les smartphones ne possèdent aucune donnée sur les coureurs</text:span>. Les QR-codes codent juste un nombre entier (celui du numéro de dossard). <text:span text:style-name="T301">Quand un smartphone affiche ou cherche une information sur un coureur, il effectue une requête http auprès du serveur, en affiche le résultat et perd </text:span><text:span text:style-name="T347">c</text:span><text:span text:style-name="T301">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2"><text:span text:style-name="T348">Sur le serveur, l</text:span>’ensemble des données traitées, <text:span text:style-name="T270">essentielles au traitement, est contenu dans trois fichiers :</text:span></text:p>
      <text:list xml:id="list3419081195" text:style-name="L25">
        <text:list-item>
          <text:p text:style-name="P263"><text:span text:style-name="T1">Courses.db</text:span> qui contient toutes les données (coureurs, catégories, arrivées, temps déjà traités, …), tous les paramètres de courses (groupements, distance,…)</text:p>
        </text:list-item>
        <text:list-item>
          <text:p text:style-name="P263"><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3"><text:span text:style-name="T1">donneesModifLocale.txt</text:span> contient des informations similaires à donneesSmartphone.txt, qui correspondent à toutes les actions de modification des données de courses effectuées dans l’interface <text:span text:style-name="T348">du serveur</text:span>. <text:span text:style-name="T348">Ces actions sont « jouées » après celles des smartphones…<text:line-break/><text:line-break/></text:span><text:span text:style-name="T369">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0"/>
      <text:p text:style-name="P57">Ce sont ces trois fichiers (renommés) qui font partie des sauvegardes automatiques. Ne pas les dissocier en cas de copies de sauvegardes… <text:span text:style-name="T273">Les trois sont nécessaires pour une récupération correcte et complète </text:span><text:span text:style-name="T300">des données et modifications effectuées</text:span><text:span text:style-name="T273">.</text:span></text:p>
      <text:p text:style-name="P52"/>
      <text:p text:style-name="P2"/>
      <text:p text:style-name="P2">Olivier Lacroix, <text:a xlink:type="simple" xlink:href="mailto:olacroix@ac-montpellier.fr" text:style-name="Internet_20_link" text:visited-style-name="Visited_20_Internet_20_Link">olacroix@ac-montpellier.fr</text:a>, le <text:span text:style-name="T363">1</text:span><text:span text:style-name="T373">2</text:span>/<text:span text:style-name="T266">0</text:span><text:span text:style-name="T343">8</text:span>/20<text:span text:style-name="T204">2</text:span><text:span text:style-name="T266">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 <text:page-count>2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2T17:56:22.564000000</dc:date>
    <meta:editing-duration>P1DT6H29M4S</meta:editing-duration>
    <meta:editing-cycles>514</meta:editing-cycles>
    <meta:generator>LibreOffice/7.3.5.2$Windows_X86_64 LibreOffice_project/184fe81b8c8c30d8b5082578aee2fed2ea847c01</meta:generator>
    <dc:creator>Olivier Lacroix</dc:creator>
    <meta:document-statistic meta:table-count="0" meta:image-count="48" meta:object-count="0" meta:page-count="20" meta:paragraph-count="282" meta:word-count="6238" meta:character-count="38632" meta:non-whitespace-character-count="32733"/>
  </office:meta>
</office:document-meta>
</file>